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 fo:text-align="start" style:justify-single-word="false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 fo:language="en" fo:country="US" fo:font-weight="normal" fo:background-color="#1e1e1e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>
      <style:paragraph-properties style:line-height-at-least="0.503cm" fo:text-align="start" style:justify-single-word="false"/>
      <style:text-properties fo:color="#d4d4d4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language="en" fo:country="US" fo:font-weight="bold" style:font-weight-asian="bold" style:font-weight-complex="bold"/>
    </style:style>
    <style:style style:name="P12" style:family="paragraph" style:parent-style-name="Standard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13" style:family="paragraph" style:parent-style-name="Standard"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16" style:family="paragraph" style:parent-style-name="Standard">
      <style:paragraph-properties style:line-height-at-least="0.503cm"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style:line-height-at-least="0.503cm"/>
      <style:text-properties fo:color="#ce9178" fo:background-color="#1e1e1e"/>
    </style:style>
    <style:style style:name="P20" style:family="paragraph" style:parent-style-name="Standard">
      <style:paragraph-properties fo:text-align="center" style:justify-single-word="false" fo:background-color="#ff99ff">
        <style:background-image/>
      </style:paragraph-properties>
    </style:style>
    <style:style style:name="P21" style:family="paragraph" style:parent-style-name="Standard">
      <style:paragraph-properties fo:text-align="start" style:justify-single-word="false" fo:background-color="#ff99ff">
        <style:background-image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23" style:family="paragraph" style:parent-style-name="Standard">
      <style:paragraph-properties style:line-height-at-least="0.503cm"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style:line-height-at-least="0.503cm" fo:background-color="#ff99ff">
        <style:background-image/>
      </style:paragraph-properties>
      <style:text-properties fo:color="#d4d4d4" style:font-name="Consolas" fo:font-size="10.5pt" fo:font-weight="normal" fo:background-color="#1e1e1e"/>
    </style:style>
    <style:style style:name="P25" style:family="paragraph" style:parent-style-name="Standard">
      <style:paragraph-properties style:line-height-at-least="0.503cm" fo:background-color="#ff99ff">
        <style:background-image/>
      </style:paragraph-properties>
      <style:text-properties fo:color="#6a9955" style:font-name="Consolas" fo:font-size="10.5pt" fo:font-weight="normal" fo:background-color="#1e1e1e"/>
    </style:style>
    <style:style style:name="P26" style:family="paragraph" style:parent-style-name="Standard">
      <style:paragraph-properties style:line-height-at-least="0.503cm" fo:background-color="#ff99ff">
        <style:background-image/>
      </style:paragraph-properties>
    </style:style>
    <style:style style:name="P27" style:family="paragraph" style:parent-style-name="Standard">
      <style:paragraph-properties fo:text-align="start" style:justify-single-word="false" fo:background-color="#66ff99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Standard">
      <style:paragraph-properties style:line-height-at-least="0.503cm" fo:text-align="start" style:justify-single-word="false" fo:background-color="#66ff99">
        <style:background-image/>
      </style:paragraph-properties>
      <style:text-properties fo:language="en" fo:country="US" fo:font-weight="bold" style:font-weight-asian="bold" style:font-weight-complex="bold"/>
    </style:style>
    <style:style style:name="P29" style:family="paragraph" style:parent-style-name="Standard">
      <style:paragraph-properties style:line-height-at-least="0.503cm" fo:text-align="start" style:justify-single-word="false" fo:background-color="#66ff99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30" style:family="paragraph" style:parent-style-name="Standard">
      <style:paragraph-properties style:line-height-at-least="0.503cm" fo:background-color="#66ff99">
        <style:background-image/>
      </style:paragraph-properties>
      <style:text-properties fo:color="#d4d4d4" style:font-name="Consolas" fo:font-size="10.5pt" fo:font-weight="normal" fo:background-color="#1e1e1e"/>
    </style:style>
    <style:style style:name="P31" style:family="paragraph" style:parent-style-name="Standard">
      <style:paragraph-properties style:line-height-at-least="0.503cm" fo:background-color="#66ff99">
        <style:background-image/>
      </style:paragraph-properties>
      <style:text-properties fo:color="#d4d4d4" fo:background-color="#1e1e1e"/>
    </style:style>
    <style:style style:name="P32" style:family="paragraph" style:parent-style-name="Standard">
      <style:paragraph-properties style:line-height-at-least="0.503cm" fo:background-color="#66ff99">
        <style:background-image/>
      </style:paragraph-properties>
    </style:style>
    <style:style style:name="P33" style:family="paragraph" style:parent-style-name="Standard">
      <style:paragraph-properties style:line-height-at-least="0.503cm" fo:background-color="#66ff99">
        <style:background-image/>
      </style:paragraph-properties>
      <style:text-properties fo:color="#6a9955" style:font-name="Consolas" fo:font-size="10.5pt" fo:font-weight="normal" fo:background-color="#1e1e1e"/>
    </style:style>
    <style:style style:name="P34" style:family="paragraph" style:parent-style-name="Standard">
      <style:paragraph-properties style:line-height-at-least="0.503cm" fo:background-color="#66ff99">
        <style:background-image/>
      </style:paragraph-properties>
      <style:text-properties fo:font-weight="normal"/>
    </style:style>
    <style:style style:name="P3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6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38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5c0578" style:font-name="monospace" fo:font-size="14.25pt" fo:letter-spacing="normal" fo:language="en" fo:country="US" fo:font-style="normal" fo:font-weight="normal" style:font-weight-asian="bold" style:font-weight-complex="bold"/>
    </style:style>
    <style:style style:name="P39" style:family="paragraph" style:parent-style-name="Standard">
      <style:paragraph-properties fo:text-align="start" style:justify-single-word="false" fo:background-color="#00ff66">
        <style:background-image/>
      </style:paragraph-properties>
      <style:text-properties fo:language="en" fo:country="US" fo:font-weight="bold" style:font-weight-asian="bold" style:font-weight-complex="bold"/>
    </style:style>
    <style:style style:name="P40" style:family="paragraph" style:parent-style-name="Standard">
      <style:paragraph-properties style:line-height-at-least="0.503cm" fo:text-align="start" style:justify-single-word="false" fo:background-color="#00ff66">
        <style:background-image/>
      </style:paragraph-properties>
      <style:text-properties fo:language="en" fo:country="US" fo:font-weight="bold" style:font-weight-asian="bold" style:font-weight-complex="bold"/>
    </style:style>
    <style:style style:name="P41" style:family="paragraph" style:parent-style-name="Standard">
      <style:paragraph-properties style:line-height-at-least="0.503cm" fo:text-align="start" style:justify-single-word="false" fo:background-color="#ffffff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42" style:family="paragraph" style:parent-style-name="Standard">
      <style:paragraph-properties style:line-height-at-least="0.503cm" fo:text-align="start" style:justify-single-word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43" style:family="paragraph" style:parent-style-name="Standard">
      <style:paragraph-properties fo:text-align="start" style:justify-single-word="false" fo:background-color="#99ff99">
        <style:background-image/>
      </style:paragraph-properties>
      <style:text-properties fo:language="en" fo:country="US" fo:font-weight="bold" style:font-weight-asian="bold" style:font-weight-complex="bold"/>
    </style:style>
    <style:style style:name="P44" style:family="paragraph" style:parent-style-name="Standard">
      <style:paragraph-properties fo:margin-top="0cm" fo:margin-bottom="0.499cm" style:line-height-at-least="0.503cm" fo:background-color="#ff99ff">
        <style:background-image/>
      </style:paragraph-properties>
    </style:style>
    <style:style style:name="P45" style:family="paragraph" style:parent-style-name="Standard">
      <style:paragraph-properties style:line-height-at-least="0.503cm" fo:text-align="start" style:justify-single-word="false" fo:background-color="#99ffff">
        <style:background-image/>
      </style:paragraph-properties>
      <style:text-properties fo:language="en" fo:country="US" fo:font-weight="bold" style:font-weight-asian="bold" style:font-weight-complex="bold"/>
    </style:style>
    <style:style style:name="P46" style:family="paragraph" style:parent-style-name="Standard">
      <style:paragraph-properties style:line-height-at-least="0.503cm" fo:text-align="start" style:justify-single-word="false"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47" style:family="paragraph" style:parent-style-name="Standard">
      <style:paragraph-properties style:line-height-at-least="0.503cm" fo:text-align="start" style:justify-single-word="false" fo:background-color="#ff66cc">
        <style:background-image/>
      </style:paragraph-properties>
      <style:text-properties fo:language="en" fo:country="US" fo:font-weight="bold" style:font-weight-asian="bold" style:font-weight-complex="bold"/>
    </style:style>
    <style:style style:name="P48" style:family="paragraph" style:parent-style-name="Text_20_body" style:list-style-name="L3">
      <style:paragraph-properties fo:background-color="transparent">
        <style:background-image/>
      </style:paragraph-properties>
    </style:style>
    <style:style style:name="P49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0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51" style:family="paragraph" style:parent-style-name="Standard" style:list-style-name="L24">
      <style:paragraph-properties style:line-height-at-least="0.503cm"/>
      <style:text-properties fo:font-weight="bold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53" style:family="paragraph" style:parent-style-name="Standard" style:list-style-name="L2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54" style:family="paragraph" style:parent-style-name="Standard" style:list-style-name="L3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55" style:family="paragraph" style:parent-style-name="Standard" style:list-style-name="L5">
      <style:paragraph-properties style:line-height-at-least="0.503cm"/>
      <style:text-properties fo:language="en" fo:country="US" fo:font-weight="bold" style:font-weight-asian="bold" style:font-weight-complex="bold"/>
    </style:style>
    <style:style style:name="P56" style:family="paragraph" style:parent-style-name="Standard" style:list-style-name="L6">
      <style:paragraph-properties style:line-height-at-least="0.503cm"/>
      <style:text-properties fo:language="en" fo:country="US" fo:font-weight="bold" style:font-weight-asian="bold" style:font-weight-complex="bold"/>
    </style:style>
    <style:style style:name="P57" style:family="paragraph" style:parent-style-name="Standard" style:list-style-name="L6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58" style:family="paragraph" style:parent-style-name="Standard" style:list-style-name="L7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59" style:family="paragraph" style:parent-style-name="Standard" style:list-style-name="L8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60" style:family="paragraph" style:parent-style-name="Standard" style:list-style-name="L3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61" style:family="paragraph" style:parent-style-name="Standard" style:list-style-name="L9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62" style:family="paragraph" style:parent-style-name="Standard" style:list-style-name="L16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63" style:family="paragraph" style:parent-style-name="Standard" style:list-style-name="L27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64" style:family="paragraph" style:parent-style-name="Standard" style:list-style-name="L28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65" style:family="paragraph" style:parent-style-name="Standard" style:list-style-name="L32">
      <style:paragraph-properties style:line-height-at-least="0.503cm" fo:text-align="start" style:justify-single-word="false"/>
      <style:text-properties fo:language="en" fo:country="US" fo:font-weight="bold" style:font-weight-asian="bold" style:font-weight-complex="bold"/>
    </style:style>
    <style:style style:name="P66" style:family="paragraph" style:parent-style-name="Standard" style:list-style-name="L3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4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23">
      <style:paragraph-properties style:line-height-at-least="0.503cm"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0" style:family="paragraph" style:parent-style-name="Standard" style:list-style-name="L3">
      <style:paragraph-properties style:line-height-at-least="0.503cm"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71" style:family="paragraph" style:parent-style-name="Standard" style:list-style-name="L9">
      <style:paragraph-properties style:line-height-at-least="0.503cm"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72" style:family="paragraph" style:parent-style-name="Standard" style:list-style-name="L10">
      <style:paragraph-properties style:line-height-at-least="0.503cm"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73" style:family="paragraph" style:parent-style-name="Standard" style:list-style-name="L11">
      <style:paragraph-properties style:line-height-at-least="0.503cm"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74" style:family="paragraph" style:parent-style-name="Standard" style:list-style-name="L12">
      <style:paragraph-properties style:line-height-at-least="0.503cm"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75" style:family="paragraph" style:parent-style-name="Standard" style:list-style-name="L13">
      <style:paragraph-properties style:line-height-at-least="0.503cm"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76" style:family="paragraph" style:parent-style-name="Standard" style:list-style-name="L14">
      <style:paragraph-properties style:line-height-at-least="0.503cm"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77" style:family="paragraph" style:parent-style-name="Standard" style:list-style-name="L9">
      <style:paragraph-properties style:line-height-at-least="0.503cm" fo:text-align="start" style:justify-single-word="false"/>
      <style:text-properties fo:color="#6a9955" style:font-name="Consolas" fo:font-size="10.5pt" fo:language="en" fo:country="US" fo:font-weight="bold" fo:background-color="#1e1e1e" style:font-weight-asian="bold" style:font-weight-complex="bold"/>
    </style:style>
    <style:style style:name="P78" style:family="paragraph" style:parent-style-name="Standard" style:list-style-name="L9">
      <style:paragraph-properties style:line-height-at-least="0.503cm" fo:text-align="start" style:justify-single-word="false"/>
      <style:text-properties fo:color="#dcdcaa" style:font-name="Consolas" fo:font-size="10.5pt" fo:language="en" fo:country="US" fo:font-weight="normal" fo:background-color="#1e1e1e" style:font-weight-asian="bold" style:font-weight-complex="bold"/>
    </style:style>
    <style:style style:name="P79" style:family="paragraph" style:parent-style-name="Standard" style:list-style-name="L9">
      <style:paragraph-properties style:line-height-at-least="0.503cm" fo:text-align="start" style:justify-single-word="false"/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80" style:family="paragraph" style:parent-style-name="Standard" style:list-style-name="L15">
      <style:paragraph-properties style:line-height-at-least="0.503cm" fo:text-align="start" style:justify-single-word="false"/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81" style:family="paragraph" style:parent-style-name="Standard" style:list-style-name="L17">
      <style:paragraph-properties style:line-height-at-least="0.503cm" fo:text-align="start" style:justify-single-word="false"/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82" style:family="paragraph" style:parent-style-name="Standard" style:list-style-name="L18">
      <style:paragraph-properties style:line-height-at-least="0.503cm" fo:text-align="start" style:justify-single-word="false"/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83" style:family="paragraph" style:parent-style-name="Standard" style:list-style-name="L19">
      <style:paragraph-properties style:line-height-at-least="0.503cm" fo:text-align="start" style:justify-single-word="false"/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84" style:family="paragraph" style:parent-style-name="Standard" style:list-style-name="L20">
      <style:paragraph-properties style:line-height-at-least="0.503cm" fo:text-align="start" style:justify-single-word="false"/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85" style:family="paragraph" style:parent-style-name="Standard" style:list-style-name="L3">
      <style:paragraph-properties fo:text-align="start" style:justify-single-word="false" fo:background-color="#ff99ff">
        <style:background-image/>
      </style:paragraph-properties>
      <style:text-properties fo:font-weight="bold" style:font-weight-asian="bold" style:font-weight-complex="bold"/>
    </style:style>
    <style:style style:name="P86" style:family="paragraph" style:parent-style-name="Standard" style:list-style-name="L3">
      <style:paragraph-properties fo:text-align="start" style:justify-single-word="false" fo:background-color="#ff99ff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7" style:family="paragraph" style:parent-style-name="Standard" style:list-style-name="L9">
      <style:paragraph-properties fo:text-align="start" style:justify-single-word="false" fo:background-color="#ff99ff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8" style:family="paragraph" style:parent-style-name="Standard" style:list-style-name="L9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9" style:family="paragraph" style:parent-style-name="Standard" style:list-style-name="L9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90" style:family="paragraph" style:parent-style-name="Standard" style:list-style-name="L3">
      <style:paragraph-properties style:line-height-at-least="0.503cm"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91" style:family="paragraph" style:parent-style-name="Standard" style:list-style-name="L22">
      <style:paragraph-properties style:line-height-at-least="0.503cm" fo:text-align="start" style:justify-single-word="false" fo:background-color="#ff99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92" style:family="paragraph" style:parent-style-name="Standard" style:list-style-name="L3">
      <style:paragraph-properties fo:text-align="start" style:justify-single-word="false" fo:background-color="#99ff66">
        <style:background-image/>
      </style:paragraph-properties>
      <style:text-properties fo:language="en" fo:country="US" fo:font-weight="bold" style:font-weight-asian="bold" style:font-weight-complex="bold"/>
    </style:style>
    <style:style style:name="P93" style:family="paragraph" style:parent-style-name="Standard" style:list-style-name="L3">
      <style:paragraph-properties fo:text-align="start" style:justify-single-word="false" fo:background-color="#99ff99">
        <style:background-image/>
      </style:paragraph-properties>
      <style:text-properties fo:language="en" fo:country="US" fo:font-weight="bold" style:font-weight-asian="bold" style:font-weight-complex="bold"/>
    </style:style>
    <style:style style:name="P94" style:family="paragraph" style:parent-style-name="Standard" style:list-style-name="L5">
      <style:paragraph-properties style:line-height-at-least="0.503cm" fo:background-color="#99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95" style:family="paragraph" style:parent-style-name="Standard" style:list-style-name="L3">
      <style:paragraph-properties fo:text-align="start" style:justify-single-word="false" fo:background-color="#99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96" style:family="paragraph" style:parent-style-name="Standard" style:list-style-name="L3">
      <style:paragraph-properties style:line-height-at-least="0.503cm" fo:text-align="start" style:justify-single-word="false" fo:background-color="#99ff99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97" style:family="paragraph" style:parent-style-name="Standard" style:list-style-name="L3">
      <style:paragraph-properties fo:text-align="start" style:justify-single-word="false" fo:background-color="#33ff99">
        <style:background-image/>
      </style:paragraph-properties>
      <style:text-properties fo:language="en" fo:country="US" fo:font-weight="bold" style:font-weight-asian="bold" style:font-weight-complex="bold"/>
    </style:style>
    <style:style style:name="P98" style:family="paragraph" style:parent-style-name="Standard" style:list-style-name="L3">
      <style:paragraph-properties fo:text-align="start" style:justify-single-word="false" fo:background-color="#66ff99">
        <style:background-image/>
      </style:paragraph-properties>
      <style:text-properties fo:language="en" fo:country="US" fo:font-weight="bold" style:font-weight-asian="bold" style:font-weight-complex="bold"/>
    </style:style>
    <style:style style:name="P99" style:family="paragraph" style:parent-style-name="Standard" style:list-style-name="L9">
      <style:paragraph-properties style:line-height-at-least="0.503cm" fo:text-align="start" style:justify-single-word="false" fo:background-color="#66ff99">
        <style:background-image/>
      </style:paragraph-properties>
      <style:text-properties fo:language="en" fo:country="US" fo:font-weight="bold" style:font-weight-asian="bold" style:font-weight-complex="bold"/>
    </style:style>
    <style:style style:name="P100" style:family="paragraph" style:parent-style-name="Standard" style:list-style-name="L3">
      <style:paragraph-properties fo:text-align="start" style:justify-single-word="false" fo:background-color="#66ff99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1" style:family="paragraph" style:parent-style-name="Standard" style:list-style-name="L3">
      <style:paragraph-properties style:line-height-at-least="0.503cm" fo:text-align="start" style:justify-single-word="false" fo:background-color="#66ff99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2" style:family="paragraph" style:parent-style-name="Standard" style:list-style-name="L9">
      <style:paragraph-properties style:line-height-at-least="0.503cm" fo:text-align="start" style:justify-single-word="false" fo:background-color="#66ff99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103" style:family="paragraph" style:parent-style-name="Standard" style:list-style-name="L9">
      <style:paragraph-properties style:line-height-at-least="0.503cm" fo:text-align="start" style:justify-single-word="false" fo:background-color="#66ff99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04" style:family="paragraph" style:parent-style-name="Standard" style:list-style-name="L21">
      <style:paragraph-properties style:line-height-at-least="0.503cm" fo:text-align="start" style:justify-single-word="false" fo:background-color="#66ff99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05" style:family="paragraph" style:parent-style-name="Standard" style:list-style-name="L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06" style:family="paragraph" style:parent-style-name="Standard" style:list-style-name="L3">
      <style:paragraph-properties style:line-height-at-least="0.503cm"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07" style:family="paragraph" style:parent-style-name="Standard" style:list-style-name="L3">
      <style:paragraph-properties style:line-height-at-least="0.503cm" fo:text-align="start" style:justify-single-word="false" fo:background-color="transparent">
        <style:background-image/>
      </style:paragraph-properties>
      <style:text-properties fo:font-weight="bold"/>
    </style:style>
    <style:style style:name="P108" style:family="paragraph" style:parent-style-name="Standard" style:list-style-name="L3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109" style:family="paragraph" style:parent-style-name="Standard" style:list-style-name="L3">
      <style:paragraph-properties style:line-height-at-least="0.503cm" fo:text-align="start" style:justify-single-word="false" fo:background-color="transparent">
        <style:background-image/>
      </style:paragraph-properties>
      <style:text-properties fo:font-variant="normal" fo:text-transform="none" fo:color="#5c0578" style:font-name="monospace" fo:font-size="14.25pt" fo:letter-spacing="normal" fo:language="en" fo:country="US" fo:font-style="normal" fo:font-weight="normal" style:font-weight-asian="bold" style:font-weight-complex="bold"/>
    </style:style>
    <style:style style:name="P110" style:family="paragraph" style:parent-style-name="Standard" style:list-style-name="L3">
      <style:paragraph-properties style:line-height-at-least="0.503cm"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11" style:family="paragraph" style:parent-style-name="Standard" style:list-style-name="L3">
      <style:paragraph-properties fo:text-align="start" style:justify-single-word="false" fo:background-color="#00ff66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12" style:family="paragraph" style:parent-style-name="Standard" style:list-style-name="L3">
      <style:paragraph-properties fo:text-align="start" style:justify-single-word="false" fo:background-color="#00ff66">
        <style:background-image/>
      </style:paragraph-properties>
      <style:text-properties fo:language="en" fo:country="US" fo:font-weight="bold" style:font-weight-asian="bold" style:font-weight-complex="bold"/>
    </style:style>
    <style:style style:name="P113" style:family="paragraph" style:parent-style-name="Standard" style:list-style-name="L25">
      <style:paragraph-properties style:line-height-at-least="0.503cm" fo:text-align="start" style:justify-single-word="false" fo:background-color="#99ffff">
        <style:background-image/>
      </style:paragraph-properties>
      <style:text-properties fo:language="en" fo:country="US" fo:font-weight="bold" style:font-weight-asian="bold" style:font-weight-complex="bold"/>
    </style:style>
    <style:style style:name="P114" style:family="paragraph" style:parent-style-name="Standard" style:list-style-name="L3">
      <style:paragraph-properties style:line-height-at-least="0.503cm" fo:text-align="start" style:justify-single-word="false" fo:background-color="#99ffff">
        <style:background-image/>
      </style:paragraph-properties>
      <style:text-properties fo:language="en" fo:country="US" fo:font-weight="bold" style:font-weight-asian="bold" style:font-weight-complex="bold"/>
    </style:style>
    <style:style style:name="P115" style:family="paragraph" style:parent-style-name="Standard" style:list-style-name="L29">
      <style:paragraph-properties style:line-height-at-least="0.503cm" fo:text-align="start" style:justify-single-word="false" fo:background-color="#99ffff">
        <style:background-image/>
      </style:paragraph-properties>
      <style:text-properties fo:language="en" fo:country="US" fo:font-weight="bold" style:font-weight-asian="bold" style:font-weight-complex="bold"/>
    </style:style>
    <style:style style:name="P116" style:family="paragraph" style:parent-style-name="Standard" style:list-style-name="L26">
      <style:paragraph-properties style:line-height-at-least="0.503cm" fo:text-align="start" style:justify-single-word="false"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117" style:family="paragraph" style:parent-style-name="Standard" style:list-style-name="L30">
      <style:paragraph-properties style:line-height-at-least="0.503cm" fo:text-align="start" style:justify-single-word="false"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118" style:family="paragraph" style:parent-style-name="Standard" style:list-style-name="L31">
      <style:paragraph-properties style:line-height-at-least="0.503cm" fo:text-align="start" style:justify-single-word="false"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119" style:family="paragraph" style:parent-style-name="Standard" style:list-style-name="L3">
      <style:paragraph-properties fo:text-align="start" style:justify-single-word="false" fo:background-color="#ff3300">
        <style:background-image/>
      </style:paragraph-properties>
      <style:text-properties fo:font-weight="bold" style:font-weight-asian="bold" style:font-weight-complex="bold"/>
    </style:style>
    <style:style style:name="P120" style:family="paragraph" style:parent-style-name="Standard" style:list-style-name="L3">
      <style:paragraph-properties style:line-height-at-least="0.503cm" fo:text-align="start" style:justify-single-word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21" style:family="paragraph" style:parent-style-name="Standard" style:list-style-name="L33">
      <style:paragraph-properties style:line-height-at-least="0.503cm" fo:text-align="start" style:justify-single-word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22" style:family="paragraph" style:parent-style-name="Standard" style:list-style-name="L34">
      <style:paragraph-properties style:line-height-at-least="0.503cm" fo:text-align="start" style:justify-single-word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23" style:family="paragraph" style:parent-style-name="Standard" style:list-style-name="L3">
      <style:paragraph-properties style:line-height-at-least="0.503cm" fo:text-align="start" style:justify-single-word="false" fo:background-color="#ffff00">
        <style:background-image/>
      </style:paragraph-properties>
      <style:text-properties fo:language="en" fo:country="US" fo:font-weight="bold" style:font-weight-asian="bold" style:font-weight-complex="bold"/>
    </style:style>
    <style:style style:name="P124" style:family="paragraph" style:parent-style-name="Standard" style:list-style-name="L34">
      <style:paragraph-properties style:line-height-at-least="0.503cm" fo:text-align="start" style:justify-single-word="false" fo:background-color="#ffff00">
        <style:background-image/>
      </style:paragraph-properties>
      <style:text-properties fo:language="en" fo:country="US" fo:font-weight="bold" style:font-weight-asian="bold" style:font-weight-complex="bold"/>
    </style:style>
    <style:style style:name="P125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font-weight="bold" style:font-weight-asian="bold" style:font-weight-complex="bold"/>
    </style:style>
    <style:style style:name="P12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127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808080" style:font-name="Consolas" fo:font-size="10.5pt" fo:font-weight="normal" fo:background-color="#1e1e1e" style:font-weight-asian="bold" style:font-weight-complex="bold"/>
    </style:style>
    <style:style style:name="P128" style:family="paragraph" style:parent-style-name="Standard">
      <style:paragraph-properties style:line-height-at-least="0.503cm" fo:background-color="#eeeeee">
        <style:background-image/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 fo:background-color="#1e1e1e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fo:color="#569cd6" style:font-name="Consolas" fo:font-size="10.5pt" fo:font-weight="normal" fo:background-color="#1e1e1e"/>
    </style:style>
    <style:style style:name="T9" style:family="text">
      <style:text-properties fo:color="#9cdcfe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9cdcfe" style:font-name="Consolas" fo:font-size="10.5pt" fo:font-weight="normal" fo:background-color="#1e1e1e"/>
    </style:style>
    <style:style style:name="T12" style:family="text">
      <style:text-properties fo:color="#9cdcfe" style:font-name="Consolas" fo:font-size="10.5pt" fo:background-color="#1e1e1e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ce9178" style:font-name="Consolas" fo:font-size="10.5pt" fo:font-weight="normal" fo:background-color="#1e1e1e"/>
    </style:style>
    <style:style style:name="T16" style:family="text">
      <style:text-properties fo:color="#b5cea8"/>
    </style:style>
    <style:style style:name="T17" style:family="text">
      <style:text-properties fo:color="#b5cea8" style:font-name="Consolas" fo:font-size="10.5pt" fo:font-weight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weight-asian="bold" style:font-weight-complex="bold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5c0578" style:font-name="monospace" fo:font-size="14.25pt" fo:letter-spacing="normal" fo:font-style="normal" fo:font-weight="normal" style:font-weight-asian="bold" style:font-weight-complex="bold"/>
    </style:style>
    <style:style style:name="T23" style:family="text">
      <style:text-properties fo:font-variant="normal" fo:text-transform="none" fo:color="#5c0578" style:font-name="monospace" fo:font-size="14.25pt" fo:letter-spacing="normal" fo:language="en" fo:country="US" fo:font-style="normal" fo:font-weight="bold" style:font-weight-asian="bold" style:font-weight-complex="bold"/>
    </style:style>
    <style:style style:name="T24" style:family="text">
      <style:text-properties fo:font-variant="normal" fo:text-transform="none" fo:color="#5c0578" style:font-name="monospace" fo:font-size="14.25pt" fo:letter-spacing="normal" fo:language="en" fo:country="US" fo:font-style="normal" fo:font-weight="normal" style:font-weight-asian="bold" style:font-weight-complex="bold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font-size="10.5pt" fo:font-weight="normal"/>
    </style:style>
    <style:style style:name="T27" style:family="text">
      <style:text-properties fo:color="#dcdcaa" style:font-name="Consolas" fo:font-size="10.5pt" fo:font-weight="normal" fo:background-color="#1e1e1e"/>
    </style:style>
    <style:style style:name="T28" style:family="text">
      <style:text-properties fo:color="#dcdcaa" style:font-name="Consolas" fo:font-size="10.5pt" fo:background-color="#1e1e1e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color="#d4d4d4" style:font-name="Consolas" fo:font-size="10.5pt" fo:font-weight="normal" fo:background-color="#1e1e1e"/>
    </style:style>
    <style:style style:name="T31" style:family="text">
      <style:text-properties fo:color="#d4d4d4" style:font-name="Consolas" fo:font-size="10.5pt" fo:background-color="#1e1e1e"/>
    </style:style>
    <style:style style:name="T32" style:family="text">
      <style:text-properties fo:color="#c586c0"/>
    </style:style>
    <style:style style:name="T33" style:family="text">
      <style:text-properties fo:color="#c586c0" style:font-name="Consolas" fo:font-size="10.5pt" fo:font-weight="normal"/>
    </style:style>
    <style:style style:name="T34" style:family="text">
      <style:text-properties style:font-name="Consolas" fo:font-size="10.5pt" fo:font-weight="normal"/>
    </style:style>
    <style:style style:name="T35" style:family="text">
      <style:text-properties fo:color="#6a9955"/>
    </style:style>
    <style:style style:name="T36" style:family="text">
      <style:text-properties fo:color="#6a9955" style:font-name="Consolas" fo:font-size="10.5pt" fo:font-weight="normal"/>
    </style:style>
    <style:style style:name="T37" style:family="text">
      <style:text-properties fo:color="#4ec9b0"/>
    </style:style>
    <style:style style:name="T38" style:family="text">
      <style:text-properties fo:color="#4ec9b0" style:font-name="Consolas" fo:font-size="10.5pt" fo:font-weight="normal"/>
    </style:style>
    <style:style style:name="T39" style:family="text">
      <style:text-properties fo:color="#4ec9b0" style:font-name="Consolas" fo:font-size="10.5pt" fo:background-color="#1e1e1e"/>
    </style:style>
    <style:style style:name="T40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JAVASCRIPT</text:span> </text:p>
      <text:p text:style-name="P18"/>
      <text:list xml:id="list592591038372071850" text:style-name="L1">
        <text:list-item>
          <text:p text:style-name="P49">Los script se ponen en el head normalmente , en la parte de los metadatos . </text:p>
        </text:list-item>
        <text:list-item>
          <text:p text:style-name="P49">Para crear un script : </text:p>
        </text:list-item>
      </text:list>
      <text:p text:style-name="P125"/>
      <text:p text:style-name="P126"><text:span text:style-name="T4">&lt;</text:span><text:span text:style-name="T6">script</text:span> <text:span text:style-name="T9">type</text:span>=<text:span text:style-name="T13">"text/javascript"</text:span><text:span text:style-name="T4">&gt;</text:span></text:p>
      <text:p text:style-name="P127"/>
      <text:p text:style-name="P127">codigo <text:s/>en javascript</text:p>
      <text:p text:style-name="P127"/>
      <text:p text:style-name="P128"><text:span text:style-name="T5">&lt;/</text:span><text:span text:style-name="T8">script</text:span><text:span text:style-name="T5">&gt;</text:span></text:p>
      <text:p text:style-name="P125"/>
      <text:p text:style-name="P126"><text:span text:style-name="T9">type</text:span>=<text:span text:style-name="T13">"text/javascript" </text:span></text:p>
      <text:p text:style-name="P126"><text:span text:style-name="T13"/></text:p>
      <text:list xml:id="list3749157934587359492" text:style-name="L2">
        <text:list-item>
          <text:p text:style-name="P53">fuerza al navegador a entender que es codigo JS .</text:p>
        </text:list-item>
      </text:list>
      <text:p text:style-name="P10"/>
      <text:p text:style-name="P126"><text:span text:style-name="T4">&lt;</text:span><text:span text:style-name="T6">script</text:span> <text:span text:style-name="T9">type</text:span>=<text:span text:style-name="T13">"text/javascript" src =”Hola-mundo.js”</text:span><text:span text:style-name="T4">&gt;&lt;script/&gt;</text:span></text:p>
      <text:p text:style-name="P1"/>
      <text:list xml:id="list6116610841085066621" text:style-name="L3">
        <text:list-header>
          <text:p text:style-name="P85"><text:span text:style-name="T2">Variables en JS</text:span> </text:p>
        </text:list-header>
      </text:list>
      <text:p text:style-name="P21"/>
      <text:p text:style-name="P1"/>
      <text:list xml:id="list30722429" text:continue-numbering="true" text:style-name="L3">
        <text:list-item>
          <text:p text:style-name="P50">Se pueden concatenar variables en JS : </text:p>
        </text:list-item>
      </text:list>
      <text:p text:style-name="P1"/>
      <text:p text:style-name="P4"><text:span text:style-name="T6">var</text:span> <text:span text:style-name="T9">pais</text:span> = <text:span text:style-name="T13">"Uruguay"</text:span>;</text:p>
      <text:p text:style-name="P2"><text:span text:style-name="T6">var</text:span> <text:span text:style-name="T9">continente</text:span> = <text:span text:style-name="T13">"America"</text:span>;</text:p>
      <text:p text:style-name="P2"><text:span text:style-name="T6">var</text:span> <text:span text:style-name="T9">antiguedad</text:span> = <text:span text:style-name="T16">2019</text:span> ; </text:p>
      <text:p text:style-name="P2"><text:span text:style-name="T6">var</text:span> <text:span text:style-name="T9">pais_y_continente</text:span> = <text:span text:style-name="T9">pais</text:span>+<text:span text:style-name="T13">` `</text:span>+ <text:span text:style-name="T9">continente</text:span>;</text:p>
      <text:p text:style-name="P2"/>
      <text:p text:style-name="P2"/>
      <text:list xml:id="list30724917" text:continue-numbering="true" text:style-name="L3">
        <text:list-header>
          <text:p text:style-name="P85"><text:span text:style-name="T3">Modo estricto en JS</text:span><text:span text:style-name="T18"> </text:span><text:s/></text:p>
        </text:list-header>
      </text:list>
      <text:p text:style-name="P21"/>
      <text:p text:style-name="P1"/>
      <text:list xml:id="list30754502" text:continue-numbering="true" text:style-name="L3">
        <text:list-item>
          <text:p text:style-name="P54">Se activa poniendo en la primer linea del script : <text:s/>'use strict' .</text:p>
        </text:list-item>
        <text:list-item>
          <text:p text:style-name="P54">En este modo la programacion requerira de formas mas formales o estrictas , ademas activa funcionalidades nuevas . <text:s/></text:p>
        </text:list-item>
      </text:list>
      <text:p text:style-name="P10"/>
      <text:p text:style-name="P10"/>
      <text:list xml:id="list30724258" text:continue-numbering="true" text:style-name="L3">
        <text:list-header>
          <text:p text:style-name="P85"><text:span text:style-name="T3">Uso de let y var </text:span><text:s/></text:p>
        </text:list-header>
      </text:list>
      <text:p text:style-name="P21"/>
      <text:p text:style-name="P10"/>
      <text:list xml:id="list30736725" text:continue-numbering="true" text:style-name="L3">
        <text:list-item>
          <text:p text:style-name="P54">Se pueden definir variables tambien mediante la palabra let .</text:p>
        </text:list-item>
        <text:list-item>
          <text:p text:style-name="P54">La palabra let permite definir variables al bloque o expresion donde se utilizara mientras que var define una variable global o local . Let actua a nivel de bloque . </text:p>
        </text:list-item>
      </text:list>
      <text:p text:style-name="P10"/>
      <text:list xml:id="list30724251" text:continue-numbering="true" text:style-name="L3">
        <text:list-header>
          <text:p text:style-name="P86"><text:span text:style-name="T18">Constantes en JS </text:span><text:s/></text:p>
        </text:list-header>
      </text:list>
      <text:p text:style-name="P21"/>
      <text:p text:style-name="P10"/>
      <text:list xml:id="list30743064" text:continue-numbering="true" text:style-name="L3">
        <text:list-item>
          <text:p text:style-name="P54">Su valor no puede cambiar .</text:p>
        </text:list-item>
        <text:list-item>
          <text:p text:style-name="P54">Se utiliza la palabra reservada <text:span text:style-name="T2">const .</text:span></text:p>
        </text:list-item>
        <text:list-item>
          <text:p text:style-name="P69">Se suelen denominar con mayusculas . </text:p>
        </text:list-item>
        <text:list-item>
          <text:p text:style-name="P69">Si queremos cambiarle el valor nos dara error .</text:p>
        </text:list-item>
      </text:list>
      <text:p text:style-name="P10"/>
      <text:p text:style-name="P10"><text:soft-page-break/></text:p>
      <text:list xml:id="list30754148" text:continue-numbering="true" text:style-name="L3">
        <text:list-header>
          <text:p text:style-name="P85"><text:span text:style-name="T3">Operadores y tipos de datos en JS </text:span><text:s/></text:p>
        </text:list-header>
      </text:list>
      <text:p text:style-name="P21"/>
      <text:list xml:id="list30729008" text:continue-numbering="true" text:style-name="L3">
        <text:list-header>
          <text:p text:style-name="P54"/>
        </text:list-header>
        <text:list-item>
          <text:p text:style-name="P54">Tenemos funciones que convierten entre tipos de datos , por ejemplo :</text:p>
          <text:p text:style-name="P54"/>
        </text:list-item>
        <text:list-item>
          <text:p text:style-name="P54"><text:span text:style-name="T2">Number</text:span> (de caracter a numero) </text:p>
          <text:p text:style-name="P54"/>
        </text:list-item>
        <text:list-item>
          <text:p text:style-name="P54"><text:span text:style-name="T2">parseInt </text:span>(de caracter a numero entero )</text:p>
          <text:p text:style-name="P54"/>
        </text:list-item>
        <text:list-item>
          <text:p text:style-name="P54"><text:span text:style-name="T2">parseFloat </text:span>(de entero a decimal )</text:p>
          <text:p text:style-name="P54"/>
        </text:list-item>
        <text:list-item>
          <text:p text:style-name="P54"><text:span text:style-name="T2">String </text:span>(de cualquier variable a un string).</text:p>
          <text:p text:style-name="P54"/>
        </text:list-item>
        <text:list-item>
          <text:p text:style-name="P54">El operador <text:span text:style-name="T2">Typeof(argumento)</text:span> nos devuelve los tipos de datos de las variables argumento.</text:p>
        </text:list-item>
      </text:list>
      <text:p text:style-name="P10"/>
      <text:p text:style-name="P10"/>
      <text:list xml:id="list30754293" text:continue-numbering="true" text:style-name="L3">
        <text:list-header>
          <text:p text:style-name="P85"><text:span text:style-name="T3">Estructuras de control <text:s/></text:span><text:s/></text:p>
        </text:list-header>
      </text:list>
      <text:p text:style-name="P21"/>
      <text:p text:style-name="P10"/>
      <text:list xml:id="list30726043" text:continue-numbering="true" text:style-name="L3">
        <text:list-item>
          <text:p text:style-name="P92">Estructura if : </text:p>
          <text:p text:style-name="P54"/>
        </text:list-item>
        <text:list-item>
          <text:p text:style-name="P54">if (boolean) {acciones 1 } else { acciones 2 } ; </text:p>
          <text:p text:style-name="P54"/>
        </text:list-item>
        <text:list-item>
          <text:p text:style-name="P54">se pueden combinar condiciones mediante operadores logicos :</text:p>
          <text:p text:style-name="P54"/>
        </text:list-item>
        <text:list-item>
          <text:p text:style-name="P48"><text:span text:style-name="T21">AND : &amp;&amp; <text:s/>; OR :</text:span><text:span text:style-name="T22">||;</text:span><text:span text:style-name="T23">NOT : !</text:span></text:p>
        </text:list-item>
        <text:list-item>
          <text:p text:style-name="P93">Estructura switch-case : </text:p>
          <text:p text:style-name="P54"/>
        </text:list-item>
      </text:list>
      <text:p text:style-name="P10"><text:s text:c="18"/>swich(variable) <text:s/>{</text:p>
      <text:p text:style-name="P10"><text:s text:c="18"/>case valor1 : acciones1 ;</text:p>
      <text:p text:style-name="P10"><text:s text:c="18"/>break ; </text:p>
      <text:p text:style-name="P10"><text:s text:c="25"/>.</text:p>
      <text:p text:style-name="P10"><text:s text:c="25"/>.</text:p>
      <text:p text:style-name="P10"><text:s text:c="18"/>case valorN : accionesN ;</text:p>
      <text:p text:style-name="P10"><text:s text:c="18"/>break ; </text:p>
      <text:p text:style-name="P10"><text:s text:c="18"/>default :</text:p>
      <text:p text:style-name="P10"><text:s text:c="18"/>accionDefault ;</text:p>
      <text:p text:style-name="P10"><text:s text:c="18"/>break;</text:p>
      <text:p text:style-name="P10"><text:s text:c="48"/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30730619" text:continue-numbering="true" text:style-name="L3">
        <text:list-header>
          <text:p text:style-name="P86"><text:span text:style-name="T18">Bucles en JS </text:span><text:s/><text:span text:style-name="T18">(for , while , do while)</text:span></text:p>
        </text:list-header>
      </text:list>
      <text:p text:style-name="P21"/>
      <text:p text:style-name="P10"/>
      <text:list xml:id="list30753119" text:continue-numbering="true" text:style-name="L3">
        <text:list-item>
          <text:p text:style-name="P97">FOR : </text:p>
          <text:p text:style-name="P54"/>
        </text:list-item>
        <text:list-item>
          <text:p text:style-name="P54">for (var i =0 ; i <text:s/>&lt; numero ; i++) {</text:p>
          <text:p text:style-name="P54"><text:s/>acciones del bucle <text:s text:c="3"/>};</text:p>
        </text:list-item>
      </text:list>
      <text:p text:style-name="P10"/>
      <text:list xml:id="list30747488" text:continue-numbering="true" text:style-name="L3">
        <text:list-item>
          <text:p text:style-name="P98">WHILE : </text:p>
          <text:p text:style-name="P54"/>
        </text:list-item>
        <text:list-item>
          <text:p text:style-name="P54">while (condicion boolean) {</text:p>
          <text:p text:style-name="P54">acciones del bucle </text:p>
          <text:p text:style-name="P54">operador de incremento o decremento (i++ , i--)</text:p>
          <text:p text:style-name="P54"/>
          <text:p text:style-name="P54">}</text:p>
        </text:list-item>
      </text:list>
      <text:p text:style-name="P10"/>
      <text:list xml:id="list30738883" text:continue-numbering="true" text:style-name="L3">
        <text:list-item>
          <text:p text:style-name="P98">DO WHILE : </text:p>
          <text:p text:style-name="P54"/>
        </text:list-item>
        <text:list-item>
          <text:p text:style-name="P54">primero se ejecuta el bloque de codigo y luego se verifica la condicion : </text:p>
        </text:list-item>
        <text:list-item>
          <text:p text:style-name="P54">do {acciones del bucle} while (condiciones del bucle).</text:p>
        </text:list-item>
      </text:list>
      <text:p text:style-name="P10"/>
      <text:list xml:id="list30737688" text:continue-numbering="true" text:style-name="L3">
        <text:list-item>
          <text:p text:style-name="P54">La instruccion break nos permite salir del bucle : </text:p>
        </text:list-item>
        <text:list-item>
          <text:p text:style-name="P54">por ejemplo <text:s text:c="2"/>if (condicion de corte ) {break }.</text:p>
        </text:list-item>
      </text:list>
      <text:p text:style-name="P10"/>
      <text:p text:style-name="P10"/>
      <text:list xml:id="list30723227" text:continue-numbering="true" text:style-name="L3">
        <text:list-header>
          <text:p text:style-name="P100"><text:span text:style-name="T18">Debbuger <text:s/>JS </text:span><text:s/></text:p>
        </text:list-header>
      </text:list>
      <text:p text:style-name="P27"/>
      <text:list xml:id="list30741184" text:continue-numbering="true" text:style-name="L3">
        <text:list-item>
          <text:p text:style-name="P105">La instruccion debugger en JS nos permite establecer un punto de control en el programa.</text:p>
        </text:list-item>
      </text:list>
      <text:p text:style-name="P35"/>
      <text:p text:style-name="P10"/>
      <text:list xml:id="list30723767" text:continue-numbering="true" text:style-name="L3">
        <text:list-header>
          <text:p text:style-name="P85"><text:span text:style-name="T3">Alertas y ventanas de ingreso o confirmacion en <text:s/>JS </text:span><text:s/></text:p>
        </text:list-header>
      </text:list>
      <text:p text:style-name="P22"/>
      <text:list xml:id="list30736979" text:continue-numbering="true" text:style-name="L3">
        <text:list-item>
          <text:p text:style-name="P66">Hacer una alerta (funcion alert ) : </text:p>
        </text:list-item>
      </text:list>
      <text:p text:style-name="P10"/>
      <text:p text:style-name="P14">// alerta  </text:p>
      <text:p text:style-name="P2"><text:span text:style-name="T25">alert</text:span>(<text:span text:style-name="T13">"mensaje de alerta "</text:span>);</text:p>
      <text:p text:style-name="P10"/>
      <text:list xml:id="list6795202488914465402" text:style-name="L4">
        <text:list-item>
          <text:p text:style-name="P67">Alertas de confirmacion (funcion confirm) : </text:p>
        </text:list-item>
      </text:list>
      <text:p text:style-name="P10"/>
      <text:p text:style-name="P14">// alertas de confirmacion </text:p>
      <text:p text:style-name="P2"><text:span text:style-name="T25">confirm</text:span>(<text:span text:style-name="T13">"estas seguro que quieres continuar? "</text:span>) ; </text:p>
      <text:p text:style-name="P2"/>
      <text:list xml:id="list212579372811882805" text:style-name="L5">
        <text:list-item>
          <text:p text:style-name="P55">devuelve true o false en caso de ser una variable .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30750956" text:continue-numbering="true" text:style-name="L5">
        <text:list-item>
          <text:p text:style-name="P94"><text:span text:style-name="T29">Ingreso de datos (funcion prompt) </text:span>: </text:p>
          <text:p text:style-name="P55"/>
        </text:list-item>
        <text:list-item>
          <text:p text:style-name="P55">recibe dos parametros , el texto o pregunta y el valor por defecto en caso de que no exista respuesta . </text:p>
          <text:p text:style-name="P55"/>
        </text:list-item>
      </text:list>
      <text:p text:style-name="P15">//ingreso de datos</text:p>
      <text:p text:style-name="P2"><text:span text:style-name="T6">var</text:span> <text:span text:style-name="T9">numero</text:span>=<text:span text:style-name="T25">prompt</text:span>(<text:span text:style-name="T13">"poneme un numero "</text:span>,<text:span text:style-name="T16">22</text:span>);</text:p>
      <text:p text:style-name="P11">puede venir acompanado de un dato por defecto 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30722319" text:continue-list="list30736979" text:style-name="L3">
        <text:list-header>
          <text:p text:style-name="P86"><text:soft-page-break/><text:span text:style-name="T18">Creacion de funciones : </text:span><text:s/></text:p>
        </text:list-header>
      </text:list>
      <text:p text:style-name="P21"/>
      <text:p text:style-name="P12"/>
      <text:p text:style-name="P9"><text:span text:style-name="T8">function</text:span><text:span text:style-name="T30"> </text:span><text:span text:style-name="T27">calculadora</text:span><text:span text:style-name="T30">() {</text:span></text:p>
      <text:p text:style-name="P2"><text:span text:style-name="T32">return</text:span>  <text:span text:style-name="T13">" hola soy la calculadora "</text:span>;</text:p>
      <text:p text:style-name="P9"/>
      <text:p text:style-name="P2">} </text:p>
      <text:p text:style-name="P2"/>
      <text:p text:style-name="P5">return devuelve un valor funcional . </text:p>
      <text:p text:style-name="P2"/>
      <text:list xml:id="list4885173943160248829" text:style-name="L6">
        <text:list-item>
          <text:p text:style-name="P56">Return <text:s/>xxxxxx es lo que devuelve la funcion realmente, o sea ademas de todas la instrucciones que le podamos agregar antes del return <text:s/>. </text:p>
          <text:p text:style-name="P56"/>
        </text:list-item>
        <text:list-item>
          <text:p text:style-name="P56">Las funciones se pueden llamar tambien desde la consola . </text:p>
        </text:list-item>
      </text:list>
      <text:p text:style-name="P11"/>
      <text:list xml:id="list30753881" text:continue-numbering="true" text:style-name="L6">
        <text:list-item>
          <text:p text:style-name="P56">Podemos crear una variable con el resultado funcional : </text:p>
        </text:list-item>
        <text:list-item>
          <text:p text:style-name="P56">var resultado = nombreFuncion ( ) ; </text:p>
        </text:list-item>
      </text:list>
      <text:p text:style-name="P11"/>
      <text:list xml:id="list30751010" text:continue-numbering="true" text:style-name="L6">
        <text:list-item>
          <text:p text:style-name="P57"><text:span text:style-name="T2">Parametros opcionales :</text:span> <text:s/>podemos hacer que los parametros de la funcion sean booleanos y reutilizar la funcion segun el valor de dichos parametros <text:s/>. <text:span text:style-name="T29">El parametro opcional debe incluir en la declaracion de la funcion un valor por defecto . </text:span></text:p>
        </text:list-item>
      </text:list>
      <text:p text:style-name="P12"/>
      <text:p text:style-name="P6"><text:span text:style-name="T6">function</text:span> <text:span text:style-name="T25">calculadora</text:span>(<text:span text:style-name="T9">num1</text:span>,<text:span text:style-name="T9">num2</text:span>, <text:span text:style-name="T9">mostrar</text:span>= <text:span text:style-name="T6">false</text:span>)</text:p>
      <text:p text:style-name="P12"/>
      <text:p text:style-name="P12"/>
      <text:list xml:id="list30747083" text:continue-list="list30722319" text:style-name="L3">
        <text:list-header>
          <text:p text:style-name="P85"><text:span text:style-name="T3">Parametros rest y spread : </text:span><text:span text:style-name="T18"><text:s/></text:span><text:s/></text:p>
        </text:list-header>
      </text:list>
      <text:p text:style-name="P21"/>
      <text:p text:style-name="P12"/>
      <text:p text:style-name="P6"><text:span text:style-name="T6">function</text:span> <text:span text:style-name="T25">listadoFrutas</text:span>(<text:span text:style-name="T9">fruta1</text:span>,<text:span text:style-name="T9">fruta2</text:span>,...<text:span text:style-name="T9">resto</text:span> )</text:p>
      <text:p text:style-name="P12"/>
      <text:list xml:id="list2974747511110439369" text:style-name="L7">
        <text:list-item>
          <text:p text:style-name="P58">en resto capturamos un numero indefinido de parametros en un array ,se usa cuando no se cuantos parametros me van a llegar , estos parametros son de tipo REST . </text:p>
        </text:list-item>
      </text:list>
      <text:p text:style-name="P12"/>
      <text:p text:style-name="P6"><text:span text:style-name="T6">var</text:span> <text:span text:style-name="T9">frutas</text:span> = [<text:span text:style-name="T13">"manzana"</text:span>, <text:span text:style-name="T13">"banana"</text:span>]</text:p>
      <text:p text:style-name="P9"/>
      <text:p text:style-name="P2"><text:span text:style-name="T25">listadoFrutas</text:span>(...<text:span text:style-name="T9">frutas</text:span>, <text:span text:style-name="T13">"pera"</text:span>,<text:span text:style-name="T13">"uva"</text:span>)</text:p>
      <text:p text:style-name="P12"/>
      <text:list xml:id="list9138202240812769854" text:style-name="L8">
        <text:list-item>
          <text:p text:style-name="P59">con ...frutas estamos haciendo un SPREAD del array creado( los pasa como parametro de tipo SPREAD ) , donde interpreta que cada elemento del array corresponde al parametro fruta1 y fruta2 y los demas al resto .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30745077" text:continue-list="list30747083" text:style-name="L3">
        <text:list-header>
          <text:p text:style-name="P95">Funciones anonimas y callbacks :</text:p>
        </text:list-header>
      </text:list>
      <text:p text:style-name="P43"/>
      <text:list xml:id="list30733695" text:continue-numbering="true" text:style-name="L3">
        <text:list-header>
          <text:p text:style-name="P96"/>
        </text:list-header>
      </text:list>
      <text:p text:style-name="P16"/>
      <text:list xml:id="list30750593" text:continue-numbering="true" text:style-name="L3">
        <text:list-item>
          <text:p text:style-name="P70">// las funciones anonimas no tienen nombre ,</text:p>
        </text:list-item>
      </text:list>
      <text:p text:style-name="P17">// se guardan instrucciones dentro de </text:p>
      <text:p text:style-name="P17">// una variable . </text:p>
      <text:p text:style-name="P9"/>
      <text:p text:style-name="P2"><text:span text:style-name="T6">var</text:span> <text:span text:style-name="T25">pelicula</text:span> = <text:span text:style-name="T6">function</text:span> (<text:span text:style-name="T9">nombre</text:span>){</text:p>
      <text:p text:style-name="P9"/>
      <text:p text:style-name="P7">    <text:span text:style-name="T33">return</text:span><text:span text:style-name="T34"> </text:span><text:span text:style-name="T14">"La pelicula es de terror y se llama:  "</text:span><text:span text:style-name="T34"> + </text:span><text:span text:style-name="T10">nombre</text:span><text:span text:style-name="T34">;</text:span></text:p>
      <text:p text:style-name="P9"/>
      <text:p text:style-name="P2">}</text:p>
      <text:list xml:id="list30747011" text:continue-numbering="true" text:style-name="L3">
        <text:list-header>
          <text:p text:style-name="P60"/>
        </text:list-header>
        <text:list-item>
          <text:p text:style-name="P101">Funciones de callback : </text:p>
        </text:list-item>
      </text:list>
      <text:p text:style-name="P28"/>
      <text:p text:style-name="P29"><text:span text:style-name="T6">function</text:span> <text:span text:style-name="T25">sumame</text:span> (<text:span text:style-name="T9">numero1</text:span>,<text:span text:style-name="T9">numero2</text:span>,<text:span text:style-name="T9">sumaYmuestra</text:span>,<text:span text:style-name="T9">sumaXdos</text:span>)   {</text:p>
      <text:p text:style-name="P31">    <text:span text:style-name="T7">var</text:span><text:span text:style-name="T34"> </text:span><text:span text:style-name="T10">sumar</text:span><text:span text:style-name="T34">= </text:span><text:span text:style-name="T10">numero1</text:span><text:span text:style-name="T34"> + </text:span><text:span text:style-name="T10">numero2</text:span><text:span text:style-name="T34">;</text:span></text:p>
      <text:p text:style-name="P31">    <text:span text:style-name="T26">sumaYmuestra</text:span><text:span text:style-name="T34">(</text:span><text:span text:style-name="T10">sumar</text:span><text:span text:style-name="T34">);</text:span></text:p>
      <text:p text:style-name="P31">    <text:span text:style-name="T26">sumaXdos</text:span><text:span text:style-name="T34">(</text:span><text:span text:style-name="T10">sumar</text:span><text:span text:style-name="T34">);</text:span></text:p>
      <text:p text:style-name="P31">    <text:span text:style-name="T33">return</text:span><text:span text:style-name="T34"> </text:span><text:span text:style-name="T10">sumar</text:span><text:span text:style-name="T34">;</text:span></text:p>
      <text:p text:style-name="P32"/>
      <text:p text:style-name="P30">}</text:p>
      <text:p text:style-name="P32"/>
      <text:p text:style-name="P30"><text:span text:style-name="T25">sumame</text:span> (<text:span text:style-name="T16">10</text:span>,<text:span text:style-name="T16">5</text:span>, <text:span text:style-name="T6">function</text:span>(<text:span text:style-name="T9">dato</text:span>) {</text:p>
      <text:p text:style-name="P31">    <text:span text:style-name="T38">console</text:span><text:span text:style-name="T34">.</text:span><text:span text:style-name="T26">log</text:span><text:span text:style-name="T34">(</text:span><text:span text:style-name="T14">"La suma es : "</text:span><text:span text:style-name="T34"> + </text:span><text:span text:style-name="T10">dato</text:span><text:span text:style-name="T34"> ) </text:span></text:p>
      <text:p text:style-name="P30">} , <text:span text:style-name="T6">function</text:span> (<text:span text:style-name="T9">dato</text:span>) { </text:p>
      <text:p text:style-name="P31">    <text:span text:style-name="T38">console</text:span><text:span text:style-name="T34">.</text:span><text:span text:style-name="T26">log</text:span><text:span text:style-name="T34">(</text:span><text:span text:style-name="T14">"La suma doble es :  "</text:span><text:span text:style-name="T34"> + </text:span><text:span text:style-name="T10">dato</text:span><text:span text:style-name="T34">*</text:span><text:span text:style-name="T17">2</text:span><text:span text:style-name="T34">)</text:span></text:p>
      <text:p text:style-name="P30">} ) <text:span text:style-name="T35">// invoco la funcion sumame </text:span></text:p>
      <text:p text:style-name="P30"/>
      <text:list xml:id="list6156776181820601192" text:style-name="L9">
        <text:list-item>
          <text:p text:style-name="P99">Los parametro sumaYmuestra y sumaXdos hacen referencia a dos funciones anonimas de callback . </text:p>
          <text:p text:style-name="P99"/>
          <text:p text:style-name="P61"/>
        </text:list-item>
        <text:list-item>
          <text:p text:style-name="P87">Funciones flecha :</text:p>
        </text:list-item>
      </text:list>
      <text:p text:style-name="P22"/>
      <text:list xml:id="list30744984" text:continue-numbering="true" text:style-name="L9">
        <text:list-header>
          <text:p text:style-name="P71"/>
        </text:list-header>
        <text:list-item>
          <text:p text:style-name="P61">Se especifica el parametro de la funcion anonima y luego se incluye un flecha <text:span text:style-name="T29">=&gt;</text:span> . </text:p>
        </text:list-item>
        <text:list-item>
          <text:p text:style-name="P78"/>
        </text:list-item>
        <text:list-item>
          <text:p text:style-name="P79"><text:span text:style-name="T25">sumame</text:span> (<text:span text:style-name="T16">10</text:span>,<text:span text:style-name="T16">5</text:span>, (<text:span text:style-name="T9">dato</text:span>)<text:span text:style-name="T6">=&gt;</text:span> {</text:p>
        </text:list-item>
      </text:list>
      <text:p text:style-name="P8">    <text:span text:style-name="T38">console</text:span><text:span text:style-name="T34">.</text:span><text:span text:style-name="T26">log</text:span><text:span text:style-name="T34">(</text:span><text:span text:style-name="T14">"La suma es : "</text:span><text:span text:style-name="T34"> + </text:span><text:span text:style-name="T10">dato</text:span><text:span text:style-name="T34"> ) </text:span></text:p>
      <text:p text:style-name="P3">} ,  (<text:span text:style-name="T9">dato</text:span>)<text:span text:style-name="T6">=&gt;</text:span> { </text:p>
      <text:p text:style-name="P8">    <text:span text:style-name="T38">console</text:span><text:span text:style-name="T34">.</text:span><text:span text:style-name="T26">log</text:span><text:span text:style-name="T34">(</text:span><text:span text:style-name="T14">"La suma doble es :  "</text:span><text:span text:style-name="T34"> + </text:span><text:span text:style-name="T10">dato</text:span><text:span text:style-name="T34">*</text:span><text:span text:style-name="T17">2</text:span><text:span text:style-name="T34">)</text:span></text:p>
      <text:p text:style-name="P3">} ) <text:span text:style-name="T35">// invoco la funcion sumame </text:span></text:p>
      <text:p text:style-name="P2"/>
      <text:list xml:id="list30747783" text:continue-numbering="true" text:style-name="L9">
        <text:list-item>
          <text:p text:style-name="P61">El parentesis en el parametro no se precisa si estamos usando uno solo .</text:p>
        </text:list-item>
        <text:list-item>
          <text:p text:style-name="P61">La sintaxis es <text:span text:style-name="T40">(parametros) =&gt; { operaciones de la funcion de callback } </text:span></text:p>
        </text:list-item>
      </text:list>
      <text:p text:style-name="P12"/>
      <text:p text:style-name="P12"/>
      <text:p text:style-name="P12"><text:soft-page-break/></text:p>
      <text:list xml:id="list30726647" text:continue-numbering="true" text:style-name="L9">
        <text:list-item>
          <text:p text:style-name="P89"><text:span text:style-name="T2">Metodos para procesar textos :</text:span> </text:p>
        </text:list-item>
      </text:list>
      <text:p text:style-name="P22"/>
      <text:p text:style-name="P13"/>
      <text:list xml:id="list30748639" text:continue-numbering="true" text:style-name="L9">
        <text:list-header>
          <text:p text:style-name="P77">//transformar numero a string (.toString())</text:p>
          <text:p text:style-name="P77"/>
        </text:list-header>
      </text:list>
      <text:p text:style-name="P2"><text:span text:style-name="T9">numero</text:span>.<text:span text:style-name="T25">toString</text:span>(); </text:p>
      <text:p text:style-name="P2"/>
      <text:p text:style-name="P9"><text:s text:c="17"/><text:span text:style-name="T20">convertir texto a mayusculas (.toUpperCase())</text:span></text:p>
      <text:p text:style-name="P11"/>
      <text:p text:style-name="P2"><text:span text:style-name="T37">console</text:span>.<text:span text:style-name="T25">log</text:span>(<text:span text:style-name="T9">texto1</text:span>.<text:span text:style-name="T25">toUpperCase</text:span>());</text:p>
      <text:p text:style-name="P12"/>
      <text:p text:style-name="P12"/>
      <text:list xml:id="list7706537098299525633" text:style-name="L10">
        <text:list-item>
          <text:p text:style-name="P72">//convertir texto a minusculas (.toLowerCase()) </text:p>
        </text:list-item>
      </text:list>
      <text:p text:style-name="P9"/>
      <text:p text:style-name="P2"><text:span text:style-name="T37">console</text:span>.<text:span text:style-name="T25">log</text:span>(<text:span text:style-name="T9">texto1</text:span>.<text:span text:style-name="T25">toLowerCase</text:span>());</text:p>
      <text:p text:style-name="P12"/>
      <text:p text:style-name="P12"/>
      <text:list xml:id="list83488619496273346" text:style-name="L11">
        <text:list-item>
          <text:p text:style-name="P73">// calcular longitud de un texto <text:s/>(.lenght) </text:p>
        </text:list-item>
      </text:list>
      <text:p text:style-name="P9"/>
      <text:p text:style-name="P2"><text:span text:style-name="T37">console</text:span>.<text:span text:style-name="T25">log</text:span>(<text:span text:style-name="T9">texto1</text:span>.<text:span text:style-name="T9">length</text:span>);</text:p>
      <text:p text:style-name="P12"/>
      <text:p text:style-name="P12"/>
      <text:list xml:id="list8398074175335984198" text:style-name="L12">
        <text:list-item>
          <text:p text:style-name="P74">// concatenar o unir texto (.concat)</text:p>
        </text:list-item>
      </text:list>
      <text:p text:style-name="P9"/>
      <text:p text:style-name="P2"><text:span text:style-name="T6">var</text:span> <text:span text:style-name="T9">textototal</text:span>= <text:span text:style-name="T9">texto1</text:span> + <text:span text:style-name="T13">" y "</text:span> +  <text:span text:style-name="T9">texto2</text:span> ; </text:p>
      <text:p text:style-name="P2"><text:span text:style-name="T6">var</text:span> <text:span text:style-name="T9">textototal2</text:span>= <text:span text:style-name="T9">texto1</text:span>.<text:span text:style-name="T25">concat</text:span>(<text:span text:style-name="T13">" y "</text:span> + <text:span text:style-name="T9">texto2</text:span>);</text:p>
      <text:p text:style-name="P2"><text:span text:style-name="T37">console</text:span>.<text:span text:style-name="T25">log</text:span>(<text:span text:style-name="T9">textototal</text:span>);</text:p>
      <text:p text:style-name="P2"><text:span text:style-name="T37">console</text:span>.<text:span text:style-name="T25">log</text:span>(<text:span text:style-name="T9">textototal2</text:span>);</text:p>
      <text:p text:style-name="P12"/>
      <text:p text:style-name="P12"/>
      <text:p text:style-name="P28"><text:span text:style-name="T2"><text:s text:c="5"/>Metodos de busqueda de texto :</text:span> </text:p>
      <text:p text:style-name="P12"/>
      <text:list xml:id="list505923218419076684" text:style-name="L13">
        <text:list-item>
          <text:p text:style-name="P75">// busqueda de palabra en un texto (.indexOf(“texto buscado”)) </text:p>
        </text:list-item>
      </text:list>
      <text:p text:style-name="P9"/>
      <text:p text:style-name="P2"><text:span text:style-name="T6">var</text:span> <text:span text:style-name="T9">busqueda</text:span>= <text:span text:style-name="T9">texto1</text:span>.<text:span text:style-name="T25">indexOf</text:span>(<text:span text:style-name="T13">"casa"</text:span>) ; </text:p>
      <text:p text:style-name="P17">//retorna posicion en la empieza la palabra buscada </text:p>
      <text:p text:style-name="P12"/>
      <text:list xml:id="list2506333909343977169" text:style-name="L14">
        <text:list-item>
          <text:p text:style-name="P76">// busqueda de palabra en un texto </text:p>
        </text:list-item>
      </text:list>
      <text:p text:style-name="P9"/>
      <text:p text:style-name="P2"><text:span text:style-name="T6">var</text:span> <text:span text:style-name="T9">busqueda</text:span>= <text:span text:style-name="T9">texto1</text:span>.<text:span text:style-name="T25">lastIndexOf</text:span>(<text:span text:style-name="T13">"casa"</text:span>) ; </text:p>
      <text:p text:style-name="P17">//saca la ultima coincidencia en caso de que existiera </text:p>
      <text:p text:style-name="P12"/>
      <text:p text:style-name="P12"/>
      <text:list xml:id="list6003063155202134565" text:style-name="L15">
        <text:list-item>
          <text:p text:style-name="P80"><text:span text:style-name="T6">var</text:span> <text:span text:style-name="T9">busqueda2</text:span>= <text:span text:style-name="T9">texto1</text:span>.<text:span text:style-name="T25">search</text:span>(<text:span text:style-name="T13">"casa"</text:span>) ; </text:p>
        </text:list-item>
      </text:list>
      <text:p text:style-name="P17">//tambien se puede utilizar search </text:p>
      <text:p text:style-name="P9"/>
      <text:p text:style-name="P2"><text:span text:style-name="T37">console</text:span>.<text:span text:style-name="T25">log</text:span>(<text:span text:style-name="T9">busqueda2</text:span>); </text:p>
      <text:p text:style-name="P12"/>
      <text:list xml:id="list2674962079138623224" text:style-name="L16">
        <text:list-item>
          <text:p text:style-name="P62">Si la palabra no estuviera nos devuelve un -1.</text:p>
        </text:list-item>
      </text:list>
      <text:p text:style-name="P12"><text:soft-page-break/></text:p>
      <text:list xml:id="list1591904715827196335" text:style-name="L17">
        <text:list-item>
          <text:p text:style-name="P81"><text:span text:style-name="T6">var</text:span> <text:span text:style-name="T9">busqueda3</text:span>= <text:span text:style-name="T9">texto1</text:span>.<text:span text:style-name="T25">match</text:span>(/<text:span text:style-name="T13">casa/gi</text:span>) ; </text:p>
        </text:list-item>
      </text:list>
      <text:p text:style-name="P17">//tambien se puede utilizar match , que devuelve un array con todas la coincidencias  </text:p>
      <text:p text:style-name="P9"/>
      <text:p text:style-name="P2"><text:span text:style-name="T37">console</text:span>.<text:span text:style-name="T25">log</text:span>(<text:span text:style-name="T9">busqueda3</text:span>); </text:p>
      <text:p text:style-name="P12"/>
      <text:list xml:id="list6601711434312728482" text:style-name="L18">
        <text:list-item>
          <text:p text:style-name="P82"><text:span text:style-name="T6">var</text:span> <text:span text:style-name="T9">busqueda4</text:span>= <text:span text:style-name="T9">texto1</text:span>.<text:span text:style-name="T25">substr</text:span>(<text:span text:style-name="T16">14</text:span>,<text:span text:style-name="T16">5</text:span>) ; <text:span text:style-name="T35">// desde el caracter 14 sacara 5 caracteres</text:span></text:p>
        </text:list-item>
      </text:list>
      <text:p text:style-name="P17">//tambien se puede utilizar substr para seleccionar caracteres  </text:p>
      <text:p text:style-name="P9"/>
      <text:p text:style-name="P2"><text:span text:style-name="T37">console</text:span>.<text:span text:style-name="T25">log</text:span>(<text:span text:style-name="T9">busqueda4</text:span>);</text:p>
      <text:p text:style-name="P12"/>
      <text:list xml:id="list1434245861444390187" text:style-name="L19">
        <text:list-item>
          <text:p text:style-name="P83"><text:span text:style-name="T6">var</text:span> <text:span text:style-name="T9">busqueda6</text:span>= <text:span text:style-name="T9">texto1</text:span>.<text:span text:style-name="T25">startsWith</text:span>(<text:span text:style-name="T13">"Bien"</text:span>) ; </text:p>
        </text:list-item>
      </text:list>
      <text:p text:style-name="P17">//devuelve true si encuentra el texto indicado al inicio de texto1  </text:p>
      <text:p text:style-name="P9"/>
      <text:p text:style-name="P2"><text:span text:style-name="T37">console</text:span>.<text:span text:style-name="T25">log</text:span>(<text:span text:style-name="T9">busqueda6</text:span>);</text:p>
      <text:p text:style-name="P12"/>
      <text:list xml:id="list6316431362757052975" text:style-name="L20">
        <text:list-item>
          <text:p text:style-name="P84"><text:span text:style-name="T6">var</text:span> <text:span text:style-name="T9">busqueda7</text:span>= <text:span text:style-name="T9">texto1</text:span>.<text:span text:style-name="T25">includes</text:span>(<text:span text:style-name="T13">"casa"</text:span>) ; </text:p>
        </text:list-item>
      </text:list>
      <text:p text:style-name="P17">//devuelve true si encuentra el texto indicado en texto1  </text:p>
      <text:p text:style-name="P9"/>
      <text:p text:style-name="P2"><text:span text:style-name="T37">console</text:span>.<text:span text:style-name="T25">log</text:span>(<text:span text:style-name="T9">busqueda7</text:span>);</text:p>
      <text:p text:style-name="P12"/>
      <text:p text:style-name="P12"/>
      <text:list xml:id="list30734519" text:continue-list="list30748639" text:style-name="L9">
        <text:list-item>
          <text:p text:style-name="P88">Mas metodos para procesar textos (funciones de reemplazo) : </text:p>
        </text:list-item>
      </text:list>
      <text:p text:style-name="P22"/>
      <text:list xml:id="list30723853" text:continue-numbering="true" text:style-name="L9">
        <text:list-header>
          <text:p text:style-name="P102"/>
        </text:list-header>
        <text:list-item>
          <text:p text:style-name="P103"><text:span text:style-name="T6">var</text:span> <text:span text:style-name="T9">busqueda</text:span>= <text:span text:style-name="T9">texto1</text:span>.<text:span text:style-name="T25">replace</text:span>(<text:span text:style-name="T13">"casa"</text:span>, <text:span text:style-name="T13">"casita"</text:span>) ; </text:p>
        </text:list-item>
      </text:list>
      <text:p text:style-name="P33">//reemplaza los textos indicados </text:p>
      <text:p text:style-name="P32"/>
      <text:p text:style-name="P30"><text:span text:style-name="T37">console</text:span>.<text:span text:style-name="T25">log</text:span>(<text:span text:style-name="T9">busqueda</text:span>); </text:p>
      <text:p text:style-name="P44"/>
      <text:p text:style-name="P24"><text:span text:style-name="T6">var</text:span> <text:span text:style-name="T9">busqueda2</text:span>= <text:span text:style-name="T9">texto1</text:span>.<text:span text:style-name="T25">slice</text:span>(<text:span text:style-name="T16">12</text:span>) ; </text:p>
      <text:p text:style-name="P25">//separa el string a partir del caracter indicado</text:p>
      <text:p text:style-name="P25">//produciendo un nuevo string </text:p>
      <text:p text:style-name="P26"/>
      <text:p text:style-name="P24"><text:span text:style-name="T37">console</text:span>.<text:span text:style-name="T25">log</text:span>(<text:span text:style-name="T9">busqueda2</text:span>);</text:p>
      <text:p text:style-name="P28"/>
      <text:list xml:id="list6078096391999452285" text:style-name="L21">
        <text:list-item>
          <text:p text:style-name="P104"><text:span text:style-name="T6">var</text:span> <text:span text:style-name="T9">busqueda3</text:span>= <text:span text:style-name="T9">texto1</text:span>.<text:span text:style-name="T25">split</text:span>(<text:span text:style-name="T13">" "</text:span>) ; </text:p>
        </text:list-item>
      </text:list>
      <text:p text:style-name="P33">//crea un array con las palabras de texto1 </text:p>
      <text:p text:style-name="P33">separadas por el caracter que le indiquemos  </text:p>
      <text:p text:style-name="P33">// es este caso el caracter es un espacio </text:p>
      <text:p text:style-name="P34"><text:span text:style-name="T39">console</text:span><text:span text:style-name="T31">.</text:span><text:span text:style-name="T28">log</text:span><text:span text:style-name="T31">(</text:span><text:span text:style-name="T12">busqueda3</text:span><text:span text:style-name="T31">);</text:span></text:p>
      <text:p text:style-name="P23"/>
      <text:list xml:id="list1994853544722379371" text:style-name="L22">
        <text:list-item>
          <text:p text:style-name="P91"><text:span text:style-name="T6">var</text:span> <text:span text:style-name="T9">busqueda3</text:span>= <text:span text:style-name="T9">texto1</text:span>.<text:span text:style-name="T25">trim</text:span>() ; </text:p>
        </text:list-item>
      </text:list>
      <text:p text:style-name="P25">//remueve los espacios al principio y al final del string  </text:p>
      <text:p text:style-name="P26"/>
      <text:p text:style-name="P24"><text:span text:style-name="T37">console</text:span>.<text:span text:style-name="T25">log</text:span>(<text:span text:style-name="T9">busqueda3</text:span>);</text:p>
      <text:p text:style-name="P23"/>
      <text:p text:style-name="P12"><text:soft-page-break/></text:p>
      <text:list xml:id="list30722110" text:continue-list="list30723853" text:style-name="L9">
        <text:list-item>
          <text:p text:style-name="P88">Uso de plantillas de texto : </text:p>
        </text:list-item>
      </text:list>
      <text:p text:style-name="P22"/>
      <text:list xml:id="list30735361" text:continue-numbering="true" text:style-name="L9">
        <text:list-header>
          <text:p text:style-name="P71"/>
        </text:list-header>
      </text:list>
      <text:p text:style-name="P16">// plantillas de texto </text:p>
      <text:p text:style-name="P9"/>
      <text:p text:style-name="P2"><text:span text:style-name="T6">var</text:span> <text:span text:style-name="T9">nombre</text:span> = <text:span text:style-name="T25">prompt</text:span>(<text:span text:style-name="T13">"introduce un nombre "</text:span>); </text:p>
      <text:p text:style-name="P2"><text:span text:style-name="T6">var</text:span> <text:span text:style-name="T9">apellidos</text:span> = <text:span text:style-name="T25">prompt</text:span>(<text:span text:style-name="T13">"introduce tus apellidos"</text:span>)</text:p>
      <text:p text:style-name="P9"/>
      <text:p text:style-name="P17">// utilizo comillas invertidas para ingresar una plantilla </text:p>
      <text:p text:style-name="P17">// en una multilinea </text:p>
      <text:p text:style-name="P2"><text:span text:style-name="T6">var</text:span> <text:span text:style-name="T9">texto</text:span> = <text:span text:style-name="T13">`</text:span></text:p>
      <text:p text:style-name="P19"> <text:span text:style-name="T34">&lt;h1&gt; Datos del usuario  &lt;/h1&gt;</text:span></text:p>
      <text:p text:style-name="P7"><text:span text:style-name="T13"> </text:span><text:span text:style-name="T14">&lt;h3&gt; Mi nombre es : </text:span><text:span text:style-name="T7">${</text:span><text:span text:style-name="T10">nombre</text:span><text:span text:style-name="T7">}</text:span><text:span text:style-name="T14"> &lt;/h3&gt;</text:span></text:p>
      <text:p text:style-name="P7"><text:span text:style-name="T13"> </text:span><text:span text:style-name="T14">&lt;h3&gt; Mis apellidos son  : </text:span><text:span text:style-name="T7">${</text:span><text:span text:style-name="T10">apellidos</text:span><text:span text:style-name="T7">}</text:span><text:span text:style-name="T14"> &lt;/h3&gt;</text:span></text:p>
      <text:p text:style-name="P9"/>
      <text:p text:style-name="P2"><text:span text:style-name="T13">`</text:span>;</text:p>
      <text:p text:style-name="P9"/>
      <text:p text:style-name="P2"><text:span text:style-name="T9">document</text:span>.<text:span text:style-name="T25">write</text:span>(<text:span text:style-name="T9">texto</text:span>);</text:p>
      <text:p text:style-name="P12"/>
      <text:p text:style-name="P12"/>
      <text:list xml:id="list2033023570476826199" text:style-name="L23">
        <text:list-item>
          <text:p text:style-name="P68"><text:span text:style-name="T40">Con ${variable } introduzco las variables dentro de una plantilla .</text:span> </text:p>
        </text:list-item>
      </text:list>
      <text:p text:style-name="P12"/>
      <text:list xml:id="list30738161" text:continue-list="list30747011" text:style-name="L3">
        <text:list-header>
          <text:p text:style-name="P111">Arrays basicos :</text:p>
        </text:list-header>
      </text:list>
      <text:p text:style-name="P39"/>
      <text:p text:style-name="P42"/>
      <text:p text:style-name="P16">// collecion de tipos de datos o valores </text:p>
      <text:p text:style-name="P9"/>
      <text:p text:style-name="P17">// definido con corchetes</text:p>
      <text:p text:style-name="P2"><text:span text:style-name="T6">var</text:span> <text:span text:style-name="T9">nombres</text:span> = [<text:span text:style-name="T13">"Loco"</text:span> , <text:span text:style-name="T13">"Malo"</text:span> , <text:span text:style-name="T13">"Feo"</text:span> , <text:span text:style-name="T13">"Uruguay"</text:span> , <text:span text:style-name="T13">"Esparta"</text:span>,<text:span text:style-name="T16">562</text:span>,<text:span text:style-name="T16">95</text:span> ];</text:p>
      <text:p text:style-name="P9"/>
      <text:p text:style-name="P17">// definicion con palabras new y array</text:p>
      <text:p text:style-name="P2"><text:span text:style-name="T6">var</text:span> <text:span text:style-name="T9">lenguajes</text:span> = <text:span text:style-name="T6">new</text:span> <text:span text:style-name="T37">Array</text:span> (<text:span text:style-name="T13">"php"</text:span>,<text:span text:style-name="T13">"js"</text:span>,<text:span text:style-name="T13">"Java"</text:span>,<text:span text:style-name="T13">"Phyton"</text:span>); </text:p>
      <text:p text:style-name="P12"/>
      <text:p text:style-name="P12"/>
      <text:p text:style-name="P16">// recorrida de un array  completo </text:p>
      <text:p text:style-name="P9"/>
      <text:list xml:id="list5432071787508848022" text:style-name="L24">
        <text:list-item>
          <text:p text:style-name="P51">Utilizamos un ciclo for : </text:p>
        </text:list-item>
      </text:list>
      <text:p text:style-name="P9"/>
      <text:p text:style-name="P2"><text:span text:style-name="T32">for</text:span> (<text:span text:style-name="T6">var</text:span> <text:span text:style-name="T9">i</text:span>=<text:span text:style-name="T16">0</text:span> ; <text:span text:style-name="T9">i</text:span>&lt; <text:span text:style-name="T9">lenguajes</text:span>.<text:span text:style-name="T9">length</text:span>; <text:span text:style-name="T9">i</text:span>++){</text:p>
      <text:p text:style-name="P9"/>
      <text:p text:style-name="P9"><text:span text:style-name="T11">document</text:span><text:span text:style-name="T30">.</text:span><text:span text:style-name="T27">write</text:span><text:span text:style-name="T30">(</text:span><text:span text:style-name="T15">"&lt;li&gt;"</text:span><text:span text:style-name="T30">+ </text:span><text:span text:style-name="T11">lenguajes</text:span><text:span text:style-name="T30">[</text:span><text:span text:style-name="T11">i</text:span><text:span text:style-name="T30">] + </text:span><text:span text:style-name="T15">"&lt;/li&gt;"</text:span><text:span text:style-name="T30">);</text:span></text:p>
      <text:p text:style-name="P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4623168809515783658" text:style-name="L25">
        <text:list-item>
          <text:p text:style-name="P113">Recorriendo arrays con for y forEach </text:p>
        </text:list-item>
      </text:list>
      <text:list xml:id="list30746355" text:continue-list="list30735361" text:style-name="L9">
        <text:list-header>
          <text:p text:style-name="P61"/>
          <text:p text:style-name="P71">// usando forEach , el cual itera todo el array y lo muestra </text:p>
        </text:list-header>
      </text:list>
      <text:p text:style-name="P9"/>
      <text:p text:style-name="P2"><text:span text:style-name="T9">lenguajes</text:span>.<text:span text:style-name="T25">forEach</text:span>((<text:span text:style-name="T9">elemento</text:span>, <text:span text:style-name="T9">indice</text:span>)<text:span text:style-name="T6">=&gt;</text:span> {<text:span text:style-name="T18">-</text:span></text:p>
      <text:p text:style-name="P9"/>
      <text:p text:style-name="P7">    <text:span text:style-name="T10">document</text:span><text:span text:style-name="T34">.</text:span><text:span text:style-name="T26">write</text:span><text:span text:style-name="T34">(</text:span><text:span text:style-name="T14">"&lt;li&gt;"</text:span><text:span text:style-name="T34">+ </text:span><text:span text:style-name="T10">indice</text:span><text:span text:style-name="T34"> + </text:span><text:span text:style-name="T14">"- "</text:span><text:span text:style-name="T34"> + </text:span><text:span text:style-name="T10">elemento</text:span><text:span text:style-name="T34"> + </text:span><text:span text:style-name="T14">"&lt;/li&gt;"</text:span><text:span text:style-name="T34">);</text:span></text:p>
      <text:p text:style-name="P9"/>
      <text:p text:style-name="P2">});</text:p>
      <text:p text:style-name="P12"/>
      <text:list xml:id="list30747190" text:continue-list="list30738161" text:style-name="L3">
        <text:list-header>
          <text:p text:style-name="P112">Arrays multidimensionales :</text:p>
        </text:list-header>
      </text:list>
      <text:p text:style-name="P39"/>
      <text:p text:style-name="P41"/>
      <text:list xml:id="list30754188" text:continue-numbering="true" text:style-name="L3">
        <text:list-item>
          <text:p text:style-name="P70">//genera una matriz con 2 filas </text:p>
        </text:list-item>
      </text:list>
      <text:p text:style-name="P9"/>
      <text:p text:style-name="P2"><text:span text:style-name="T6">var</text:span> <text:span text:style-name="T9">cine</text:span> = [<text:span text:style-name="T9">categorias</text:span>, <text:span text:style-name="T9">peliculas</text:span>];</text:p>
      <text:p text:style-name="P9"/>
      <text:p text:style-name="P2"><text:span text:style-name="T37">console</text:span>.<text:span text:style-name="T25">log</text:span>(<text:span text:style-name="T9">cine</text:span>); </text:p>
      <text:p text:style-name="P2"><text:span text:style-name="T37">console</text:span>.<text:span text:style-name="T25">log</text:span>(<text:span text:style-name="T9">cine</text:span>[<text:span text:style-name="T16">0</text:span>]); <text:span text:style-name="T35">// fila 0 </text:span></text:p>
      <text:p text:style-name="P2"><text:span text:style-name="T37">console</text:span>.<text:span text:style-name="T25">log</text:span>(<text:span text:style-name="T9">cine</text:span>[<text:span text:style-name="T16">1</text:span>]); <text:span text:style-name="T35">// fila 1 </text:span></text:p>
      <text:p text:style-name="P9"/>
      <text:p text:style-name="P2"><text:span text:style-name="T37">console</text:span>.<text:span text:style-name="T25">log</text:span>(<text:span text:style-name="T9">cine</text:span>[<text:span text:style-name="T16">0</text:span>][<text:span text:style-name="T16">1</text:span>]); <text:span text:style-name="T35">// Drama</text:span></text:p>
      <text:p text:style-name="P12"/>
      <text:list xml:id="list30725992" text:continue-numbering="true" text:style-name="L3">
        <text:list-header>
          <text:p text:style-name="P112">Operaciones con Arrays <text:s/>:</text:p>
        </text:list-header>
      </text:list>
      <text:p text:style-name="P39"/>
      <text:p text:style-name="P41"/>
      <text:list xml:id="list30751912" text:continue-numbering="true" text:style-name="L3">
        <text:list-item>
          <text:p text:style-name="P114">Anadir alementos a un Array : </text:p>
        </text:list-item>
      </text:list>
      <text:p text:style-name="P45"/>
      <text:list xml:id="list30746911" text:continue-list="list30746355" text:style-name="L9">
        <text:list-header>
          <text:p text:style-name="P71">// metodo push </text:p>
        </text:list-header>
      </text:list>
      <text:p text:style-name="P16"/>
      <text:p text:style-name="P2"><text:span text:style-name="T9">peliculas</text:span>.<text:span text:style-name="T9">push</text:span> = <text:span text:style-name="T13">'1917'</text:span> ; </text:p>
      <text:p text:style-name="P2"><text:span text:style-name="T37">console</text:span>.<text:span text:style-name="T25">log</text:span>(<text:span text:style-name="T9">peliculas</text:span>) ;</text:p>
      <text:p text:style-name="P9"/>
      <text:p text:style-name="P17">// anadir desde el usuario </text:p>
      <text:p text:style-name="P9"/>
      <text:p text:style-name="P2"><text:span text:style-name="T6">var</text:span> <text:span text:style-name="T9">elemento</text:span> = <text:span text:style-name="T25">prompt</text:span>(<text:span text:style-name="T13">"Ingresar pelicula nueva "</text:span>) ; </text:p>
      <text:p text:style-name="P9"/>
      <text:p text:style-name="P2"><text:span text:style-name="T32">while</text:span> (<text:span text:style-name="T9">elemento</text:span> != <text:span text:style-name="T13">"ACABAR"</text:span>) {</text:p>
      <text:p text:style-name="P7">    </text:p>
      <text:p text:style-name="P7">    <text:span text:style-name="T10">peliculas</text:span><text:span text:style-name="T34">.</text:span><text:span text:style-name="T10">push</text:span><text:span text:style-name="T34">=</text:span><text:span text:style-name="T10">elemento</text:span><text:span text:style-name="T34">;</text:span></text:p>
      <text:p text:style-name="P7">    <text:span text:style-name="T10">elemento</text:span><text:span text:style-name="T34"> = </text:span><text:span text:style-name="T26">prompt</text:span><text:span text:style-name="T34">(</text:span><text:span text:style-name="T14">"Ingresar pelicula nueva "</text:span><text:span text:style-name="T34">);</text:span></text:p>
      <text:p text:style-name="P2">}</text:p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8176785917523166902" text:style-name="L26">
        <text:list-item>
          <text:p text:style-name="P116">Metodos indexOf , splice , join , split , sort , <text:s/>reverse , some ,etc <text:s/>: </text:p>
        </text:list-item>
      </text:list>
      <text:p text:style-name="P46"/>
      <text:p text:style-name="P12"/>
      <text:p text:style-name="P6"><text:span text:style-name="T6">var</text:span> <text:span text:style-name="T9">indice</text:span> = <text:span text:style-name="T9">peliculas</text:span>.<text:span text:style-name="T25">indexOf</text:span>(<text:span text:style-name="T13">'El secreto'</text:span>); </text:p>
      <text:p text:style-name="P9"/>
      <text:p text:style-name="P2"><text:span text:style-name="T37">console</text:span>.<text:span text:style-name="T25">log</text:span>(<text:span text:style-name="T9">indice</text:span>); </text:p>
      <text:p text:style-name="P9"/>
      <text:p text:style-name="P2"><text:span text:style-name="T32">if</text:span> (<text:span text:style-name="T9">indice</text:span>&gt;-<text:span text:style-name="T16">1</text:span>) {</text:p>
      <text:p text:style-name="P7">    <text:span text:style-name="T36">//splice nos permite borrar una cantidad de </text:span></text:p>
      <text:p text:style-name="P7">    <text:span text:style-name="T36">//elementos a partir de un indice . </text:span></text:p>
      <text:p text:style-name="P2"><text:span text:style-name="T9">peliculas</text:span>.<text:span text:style-name="T25">splice</text:span>(<text:span text:style-name="T9">indice</text:span>, <text:span text:style-name="T16">1</text:span>) ; </text:p>
      <text:p text:style-name="P9"/>
      <text:p text:style-name="P2">}</text:p>
      <text:p text:style-name="P2"/>
      <text:p text:style-name="P2"><text:span text:style-name="T6">var</text:span> <text:span text:style-name="T9">texto</text:span> = <text:span text:style-name="T9">peliculas</text:span>.<text:span text:style-name="T25">join</text:span>()</text:p>
      <text:p text:style-name="P2"/>
      <text:p text:style-name="P2"><text:span text:style-name="T6">var</text:span> <text:span text:style-name="T9">cadena</text:span> = <text:span text:style-name="T13">"texto 1 , textualmente , textura , tecnologia"</text:span></text:p>
      <text:p text:style-name="P9"/>
      <text:p text:style-name="P2"><text:span text:style-name="T6">var</text:span> <text:span text:style-name="T9">cadena_array</text:span> = <text:span text:style-name="T9">cadena</text:span>.<text:span text:style-name="T25">split</text:span>(<text:span text:style-name="T13">", "</text:span>);</text:p>
      <text:p text:style-name="P2"/>
      <text:p text:style-name="P17">// ordena el array por default alfabeticamente </text:p>
      <text:p text:style-name="P9"/>
      <text:p text:style-name="P2"><text:span text:style-name="T9">peliculas</text:span>.<text:span text:style-name="T25">sort</text:span>();</text:p>
      <text:p text:style-name="P2"><text:span text:style-name="T37">console</text:span>.<text:span text:style-name="T25">log</text:span>(<text:span text:style-name="T9">peliculas</text:span>)</text:p>
      <text:p text:style-name="P2"/>
      <text:p text:style-name="P17">//invertir elementos de un array </text:p>
      <text:p text:style-name="P9"/>
      <text:p text:style-name="P2"><text:span text:style-name="T9">peliculas</text:span>.<text:span text:style-name="T25">reverse</text:span>();</text:p>
      <text:p text:style-name="P2"><text:span text:style-name="T37">console</text:span>.<text:span text:style-name="T25">log</text:span>(<text:span text:style-name="T9">peliculas</text:span>);</text:p>
      <text:p text:style-name="P11"/>
      <text:p text:style-name="P11"/>
      <text:list xml:id="list1587104575647529258" text:style-name="L27">
        <text:list-item>
          <text:p text:style-name="P63">indexOf <text:s/>nos da el indice donde se encuentra un elemento </text:p>
        </text:list-item>
        <text:list-item>
          <text:p text:style-name="P63">devuelve un -1 si el elemento no esta en el array . </text:p>
        </text:list-item>
        <text:list-item>
          <text:p text:style-name="P63">splice permite borrar elementos <text:s/>: array.splice(indice , nro de elemntos a borrar)</text:p>
        </text:list-item>
        <text:list-item>
          <text:p text:style-name="P63">join() convierte el array a texto separando con comas sus elementos .</text:p>
        </text:list-item>
        <text:list-item>
          <text:p text:style-name="P63">Split convierte una cadena de caracteres en un array segun la separacion de elemntos indicada <text:s/>cadena.split(“separacion indicada”).</text:p>
        </text:list-item>
      </text:list>
      <text:p text:style-name="P12"/>
      <text:list xml:id="list30738704" text:continue-numbering="true" text:style-name="L27">
        <text:list-item>
          <text:p text:style-name="P63">Ordenar arreglos , metodo sort : ordena alfabeticamente un array . </text:p>
        </text:list-item>
        <text:list-item>
          <text:p text:style-name="P63">reverse invierte elementos de un array </text:p>
        </text:list-item>
      </text:list>
      <text:p text:style-name="P12"/>
      <text:list xml:id="list2406063617157659471" text:style-name="L28">
        <text:list-item>
          <text:p text:style-name="P64">Se puede utilizar el metodo pop para sacar el ultimo elemento del arreglo . </text:p>
        </text:list-item>
        <text:list-item>
          <text:p text:style-name="P64">Se puede declarar un elemento de un array como undefined </text:p>
          <text:p text:style-name="P64">array[indice] = undefined . </text:p>
          <text:p text:style-name="P64"/>
        </text:list-item>
      </text:list>
      <text:p text:style-name="P12"/>
      <text:p text:style-name="P12"/>
      <text:p text:style-name="P12"/>
      <text:p text:style-name="P12"/>
      <text:p text:style-name="P12"><text:soft-page-break/><text:s/></text:p>
      <text:list xml:id="list51888365109734643" text:style-name="L29">
        <text:list-item>
          <text:p text:style-name="P115">Recorrida de un array mediante forin : </text:p>
        </text:list-item>
      </text:list>
      <text:p text:style-name="P12"/>
      <text:p text:style-name="P12"/>
      <text:p text:style-name="P16">// recorrida de una array con forin </text:p>
      <text:p text:style-name="P9"/>
      <text:p text:style-name="P2"><text:span text:style-name="T32">for</text:span> (<text:span text:style-name="T6">let</text:span> <text:span text:style-name="T9">pelicula</text:span> <text:span text:style-name="T6">in</text:span> <text:span text:style-name="T9">peliculas</text:span>){</text:p>
      <text:p text:style-name="P2"><text:span text:style-name="T9">document</text:span>.<text:span text:style-name="T25">write</text:span>(<text:span text:style-name="T13">"&lt;li&gt;"</text:span> + <text:span text:style-name="T9">peliculas</text:span>[<text:span text:style-name="T9">pelicula</text:span>] + <text:span text:style-name="T13">"&lt;/li&gt;"</text:span>)</text:p>
      <text:p text:style-name="P9"/>
      <text:p text:style-name="P2">}</text:p>
      <text:p text:style-name="P9"/>
      <text:p text:style-name="P2"><text:span text:style-name="T9">document</text:span>.<text:span text:style-name="T25">write</text:span>(<text:span text:style-name="T13">"&lt;/ul&gt;"</text:span>)</text:p>
      <text:p text:style-name="P12"/>
      <text:p text:style-name="P12"/>
      <text:list xml:id="list1583542479650216034" text:style-name="L30">
        <text:list-item>
          <text:p text:style-name="P117">Busqueda dentro de un array : </text:p>
        </text:list-item>
      </text:list>
      <text:p text:style-name="P12"/>
      <text:p text:style-name="P16">// una forma de buscar , con funcion de callback </text:p>
      <text:p text:style-name="P2"><text:span text:style-name="T6">var</text:span> <text:span text:style-name="T9">busqueda</text:span> = <text:span text:style-name="T9">peliculas</text:span>.<text:span text:style-name="T25">find</text:span>(<text:span text:style-name="T6">function</text:span>(<text:span text:style-name="T9">pelicula</text:span>){</text:p>
      <text:p text:style-name="P9"/>
      <text:p text:style-name="P2"><text:span text:style-name="T32">return</text:span> <text:span text:style-name="T9">pelicula</text:span>== <text:span text:style-name="T13">'Malamente'</text:span></text:p>
      <text:p text:style-name="P2">})</text:p>
      <text:p text:style-name="P2"/>
      <text:p text:style-name="P12"/>
      <text:p text:style-name="P17">// con funcion flecha </text:p>
      <text:p text:style-name="P9"/>
      <text:p text:style-name="P2"><text:span text:style-name="T6">var</text:span> <text:span text:style-name="T9">busqueda</text:span> = <text:span text:style-name="T9">peliculas</text:span>.<text:span text:style-name="T25">find</text:span>(<text:span text:style-name="T9">pelicula</text:span> <text:span text:style-name="T6">=&gt;</text:span> <text:span text:style-name="T9">pelicula</text:span>==<text:span text:style-name="T13">'Malamente'</text:span>);</text:p>
      <text:p text:style-name="P9"/>
      <text:p text:style-name="P7">    <text:span text:style-name="T38">console</text:span><text:span text:style-name="T34">.</text:span><text:span text:style-name="T26">log</text:span><text:span text:style-name="T34">(</text:span><text:span text:style-name="T10">busqueda</text:span><text:span text:style-name="T34">) ; </text:span></text:p>
      <text:p text:style-name="P12"/>
      <text:p text:style-name="P12"/>
      <text:p text:style-name="P16">// con funcion flecha para sacar el indice </text:p>
      <text:p text:style-name="P9"/>
      <text:p text:style-name="P2"><text:span text:style-name="T6">var</text:span> <text:span text:style-name="T9">busqueda</text:span> = <text:span text:style-name="T9">peliculas</text:span>.<text:span text:style-name="T25">findIndex</text:span>(<text:span text:style-name="T9">pelicula</text:span> <text:span text:style-name="T6">=&gt;</text:span> <text:span text:style-name="T9">pelicula</text:span>==<text:span text:style-name="T13">'Malamente'</text:span>);</text:p>
      <text:p text:style-name="P9"/>
      <text:p text:style-name="P2"><text:span text:style-name="T37">console</text:span>.<text:span text:style-name="T25">log</text:span>(<text:span text:style-name="T9">busqueda</text:span>) ; </text:p>
      <text:p text:style-name="P12"/>
      <text:list xml:id="list5911156414170091158" text:style-name="L31">
        <text:list-item>
          <text:p text:style-name="P118">Filtracion de datos dentro de un array (funcion some ): </text:p>
        </text:list-item>
      </text:list>
      <text:p text:style-name="P46"/>
      <text:p text:style-name="P12"/>
      <text:p text:style-name="P6"><text:span text:style-name="T6">var</text:span> <text:span text:style-name="T9">precios</text:span> = [<text:span text:style-name="T16">15</text:span> , <text:span text:style-name="T16">12</text:span>, <text:span text:style-name="T16">85</text:span>, <text:span text:style-name="T16">125</text:span> , <text:span text:style-name="T16">300</text:span> , <text:span text:style-name="T16">1546</text:span> ];</text:p>
      <text:p text:style-name="P9"/>
      <text:p text:style-name="P2"><text:span text:style-name="T6">var</text:span> <text:span text:style-name="T9">busqueda2</text:span> = <text:span text:style-name="T9">precios</text:span>.<text:span text:style-name="T25">some</text:span>(<text:span text:style-name="T9">precio</text:span> <text:span text:style-name="T6">=&gt;</text:span> <text:span text:style-name="T9">precio</text:span> &gt;= <text:span text:style-name="T16">33</text:span>) ; </text:p>
      <text:p text:style-name="P2"><text:span text:style-name="T37">console</text:span>.<text:span text:style-name="T25">log</text:span>(<text:span text:style-name="T9">busqueda2</text:span>); </text:p>
      <text:p text:style-name="P5"/>
      <text:list xml:id="list290607855511573643" text:style-name="L32">
        <text:list-item>
          <text:p text:style-name="P65">Nos <text:s/>dice si existen valores con las caracteristicas indicadas en la funcion flecha dentro del array </text:p>
        </text:list-item>
      </text:list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list xml:id="list30722967" text:continue-list="list30751912" text:style-name="L3">
        <text:list-header>
          <text:p text:style-name="P119"><text:span text:style-name="T18">Funciones utiles :</text:span> </text:p>
        </text:list-header>
      </text:list>
      <text:p text:style-name="P37"/>
      <text:list xml:id="list30746293" text:continue-numbering="true" text:style-name="L3">
        <text:list-item>
          <text:p text:style-name="P106">isNaN ( argumento) devuelve true si el argumento NO es un numero </text:p>
          <text:p text:style-name="P106"/>
        </text:list-item>
        <text:list-item>
          <text:p text:style-name="P107"><text:span text:style-name="T19">OR : </text:span><text:span text:style-name="T24">||.</text:span></text:p>
        </text:list-item>
      </text:list>
      <text:p text:style-name="P38"/>
      <text:list xml:id="list30740763" text:continue-numbering="true" text:style-name="L3">
        <text:list-item>
          <text:p text:style-name="P108">(num1 % num2) nos devuelve el resto de la division entera <text:s/>. </text:p>
          <text:p text:style-name="P109"/>
        </text:list-item>
        <text:list-item>
          <text:p text:style-name="P106">&lt;\n&gt; <text:s/>: se utiliza para generar un salto de linea en la alerta de la pagina o en la consola .</text:p>
        </text:list-item>
      </text:list>
      <text:p text:style-name="P36"/>
      <text:list xml:id="list30733212" text:continue-numbering="true" text:style-name="L3">
        <text:list-item>
          <text:p text:style-name="P110"><text:span text:style-name="T9">numeros</text:span>.<text:span text:style-name="T25">sort</text:span>(<text:span text:style-name="T6">function</text:span> (<text:span text:style-name="T9">a</text:span>,<text:span text:style-name="T9">b</text:span>) {<text:span text:style-name="T32">return</text:span> <text:span text:style-name="T9">a</text:span>-<text:span text:style-name="T9">b</text:span>}) ;</text:p>
        </text:list-item>
        <text:list-item>
          <text:p text:style-name="P106">Funcion de callback para ordenar numericamete un array .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list xml:id="list30730303" text:continue-numbering="true" text:style-name="L3">
        <text:list-item>
          <text:p text:style-name="P90"><text:span text:style-name="T2">Funciones de CallBack</text:span> </text:p>
        </text:list-item>
      </text:list>
      <text:p text:style-name="P23"/>
      <text:p text:style-name="P42"/>
      <text:list xml:id="list30732891" text:continue-numbering="true" text:style-name="L3">
        <text:list-item>
          <text:p text:style-name="P120">Funciones que se pasan como argumentos a otra funcion .</text:p>
        </text:list-item>
        <text:list-item>
          <text:p text:style-name="P123">Ejemplo 1 : </text:p>
        </text:list-item>
      </text:list>
      <text:p text:style-name="P42"/>
      <text:p text:style-name="P40">function principal (callBack) {</text:p>
      <text:p text:style-name="P40"/>
      <text:p text:style-name="P40">alert ('primero hago este alert y luego ejecuto el callback ')</text:p>
      <text:p text:style-name="P40">callBack(); </text:p>
      <text:p text:style-name="P40"/>
      <text:p text:style-name="P40">}</text:p>
      <text:p text:style-name="P40"/>
      <text:p text:style-name="P40">function haceDeCallback() {</text:p>
      <text:p text:style-name="P40">alert('ejecucion de la funcion de callback')</text:p>
      <text:p text:style-name="P40"/>
      <text:p text:style-name="P40">}</text:p>
      <text:p text:style-name="P40"/>
      <text:p text:style-name="P40">principal(haceDeCallback) ; </text:p>
      <text:p text:style-name="P42"/>
      <text:list xml:id="list5656079286612652737" text:style-name="L33">
        <text:list-item>
          <text:p text:style-name="P121">Con la misma definicion de la funcion principal se puede ejecutar la funcion de Callback de la siguiente forma : </text:p>
        </text:list-item>
      </text:list>
      <text:p text:style-name="P42"/>
      <text:p text:style-name="P40">principal ( function() {</text:p>
      <text:p text:style-name="P40">alert ('ejecucion de la funcion de callback')</text:p>
      <text:p text:style-name="P40"/>
      <text:p text:style-name="P40">})</text:p>
      <text:p text:style-name="P42"/>
      <text:list xml:id="list2237623900149208957" text:style-name="L34">
        <text:list-item>
          <text:p text:style-name="P122">O sea <text:s/>declarando la funcion de callback en la invocacion de la funcion principal . </text:p>
        </text:list-item>
      </text:list>
      <text:p text:style-name="P42"/>
      <text:list xml:id="list30746288" text:continue-numbering="true" text:style-name="L34">
        <text:list-item>
          <text:p text:style-name="P124">Ejemplo 2 : </text:p>
        </text:list-item>
      </text:list>
      <text:p text:style-name="P42"/>
      <text:p text:style-name="P47"/>
      <text:p text:style-name="P47">function userName (callback) {</text:p>
      <text:p text:style-name="P47"/>
      <text:p text:style-name="P47">var name = prompt ('Give me your name : ' ) ; </text:p>
      <text:p text:style-name="P47"/>
      <text:p text:style-name="P47">callback(name) ; </text:p>
      <text:p text:style-name="P47"/>
      <text:p text:style-name="P47">}</text:p>
      <text:p text:style-name="P47"/>
      <text:p text:style-name="P47">function buildGretting(name){</text:p>
      <text:p text:style-name="P47"/>
      <text:p text:style-name="P47">alert ('Hola' + name ) ; </text:p>
      <text:p text:style-name="P47"/>
      <text:p text:style-name="P47">}</text:p>
      <text:p text:style-name="P47"/>
      <text:p text:style-name="P47">userName(buildGretting) ; </text:p>
      <text:p text:style-name="P47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 puche</meta:initial-creator>
    <meta:creation-date>2019-12-20T16:14:47.88</meta:creation-date>
    <dc:date>2021-09-15T10:51:10.46</dc:date>
    <dc:creator>leo puche</dc:creator>
    <meta:editing-duration>P2DT16H21M23S</meta:editing-duration>
    <meta:editing-cycles>50</meta:editing-cycles>
    <meta:generator>OpenOffice/4.1.7$Win32 OpenOffice.org_project/417m1$Build-9800</meta:generator>
    <meta:document-statistic meta:table-count="0" meta:image-count="0" meta:object-count="0" meta:page-count="15" meta:paragraph-count="308" meta:word-count="2018" meta:character-count="12431"/>
  </office:meta>
</office:document-meta>
</file>